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75.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2.19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4.52mm"/>
    </style:style>
    <style:style style:name="co7" style:family="table-column">
      <style:table-column-properties fo:break-before="auto" style:column-width="32.05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31.1mm"/>
    </style:style>
    <style:style style:name="co10" style:family="table-column">
      <style:table-column-properties fo:break-before="auto" style:column-width="46.1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32.68mm"/>
    </style:style>
    <style:style style:name="co14" style:family="table-column">
      <style:table-column-properties fo:break-before="auto" style:column-width="30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7mm" fo:break-before="auto" style:use-optimal-row-height="true"/>
    </style:style>
    <style:style style:name="ta1" style:family="table" style:master-page-name="PageStyle_5f_Courbe">
      <style:table-properties table:display="true" style:writing-mode="lr-tb"/>
    </style:style>
    <style:style style:name="ta2" style:family="table" style:master-page-name="PageStyle_5f_Calculs">
      <style:table-properties table:display="true" style:writing-mode="lr-tb"/>
    </style:style>
    <style:style style:name="ta3" style:family="table" style:master-page-name="PageStyle_5f_Feuil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style:font-name="Cantarell" fo:font-size="10pt" style:font-size-asian="10pt" style:font-size-complex="10pt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font-name="Cantarell" fo:font-size="10pt" style:font-size-asian="10pt" style:font-size-complex="10pt"/>
    </style:style>
    <style:style style:name="ce6" style:family="table-cell" style:parent-style-name="Default">
      <style:table-cell-properties fo:border-bottom="none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font-name="Cantarell" fo:font-size="10pt" style:font-size-asian="10pt" style:font-size-complex="10pt"/>
    </style:style>
    <style:style style:name="ce7" style:family="table-cell" style:parent-style-name="Default">
      <style:table-cell-properties fo:border-bottom="none" style:cell-protect="none" style:print-content="true" style:diagonal-bl-tr="none" style:diagonal-tl-br="none" fo:border-left="1.76pt solid #000000" fo:border-right="1.76pt solid #000000" style:rotation-align="none" fo:border-top="none"/>
      <style:text-properties style:font-name="Cantarell" fo:font-size="10pt" style:font-size-asian="10pt" style:font-size-complex="10pt"/>
    </style:style>
    <style:style style:name="ce8" style:family="table-cell" style:parent-style-name="Default">
      <style:table-cell-properties style:cell-protect="protected" style:print-content="true" style:rotation-align="none"/>
      <style:text-properties style:font-name="Cantarell" fo:font-size="10pt" style:font-size-asian="10pt" style:font-size-complex="10pt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font-name="Cantarell" fo:font-size="10pt" style:font-size-asian="10pt" style:font-size-complex="10pt"/>
    </style:style>
    <style:style style:name="ce11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1.76pt solid #000000" style:rotation-align="none" fo:border-top="1.76pt solid #000000"/>
      <style:text-properties style:font-name="Cantarell" fo:font-size="10pt" style:font-size-asian="10pt" style:font-size-complex="10pt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font-name="Cantarell" fo:font-size="10pt" style:font-size-asian="10pt" style:font-size-complex="10pt"/>
    </style:style>
    <style:style style:name="ce14" style:family="table-cell" style:parent-style-name="Default">
      <style:table-cell-properties fo:border-bottom="1.76pt solid #000000" style:cell-protect="none" style:print-content="true" style:diagonal-bl-tr="none" style:diagonal-tl-br="none" fo:border-left="1.76pt solid #000000" fo:border-right="1.76pt solid #000000" style:rotation-align="none" fo:border-top="none"/>
      <style:text-properties style:font-name="Cantarell" fo:font-size="10pt" style:font-size-asian="10pt" style:font-size-complex="10pt"/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font-name="Cantarell" fo:font-size="10pt" style:font-size-asian="10pt" style:font-size-complex="10pt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style:font-name="Cantarell" fo:font-size="10pt" style:font-size-asian="10pt" style:font-size-complex="10pt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font-name="Cantarell" fo:font-size="10pt" style:font-size-asian="10pt" style:font-size-complex="10pt"/>
    </style:style>
    <style:style style:name="ce1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1.76pt solid #000000"/>
      <style:text-properties style:font-name="Cantarell" fo:font-size="10pt" style:font-size-asian="10pt" style:font-size-complex="10pt"/>
    </style:style>
    <style:style style:name="ce20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font-name="Cantarell" fo:font-size="10pt" style:font-size-asian="10pt" style:font-size-complex="10pt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1.76pt solid #000000"/>
      <style:text-properties style:font-name="Cantarell" fo:font-size="10pt" style:font-size-asian="10pt" style:font-size-complex="10pt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font-name="Cantarell" fo:font-size="10pt" style:font-size-asian="10pt" style:font-size-complex="10pt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font-name="Cantarell" fo:font-size="10pt" style:font-size-asian="10pt" style:font-size-complex="10pt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style:font-name="Cantarell" fo:font-size="10pt" style:font-size-asian="10pt" style:font-size-complex="10pt"/>
    </style:style>
    <style:style style:name="ce26" style:family="table-cell" style:parent-style-name="Default">
      <style:table-cell-properties fo:border-bottom="0.74pt solid #008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ntarell" fo:font-size="10pt" style:font-size-asian="10pt" style:font-size-complex="10pt"/>
    </style:style>
    <style:style style:name="ce30" style:family="table-cell" style:parent-style-name="Default">
      <style:table-cell-properties fo:border-bottom="0.74pt solid #008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ext-properties style:font-name="Cantarell" fo:font-size="10pt" style:font-size-asian="10pt" style:font-size-complex="10pt"/>
    </style:style>
    <style:style style:name="ce34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style:font-name="Cantarell" fo:font-size="10pt" style:font-size-asian="10pt" style:font-size-complex="10pt"/>
    </style:style>
    <style:style style:name="ce35" style:family="table-cell" style:parent-style-name="Default">
      <style:table-cell-properties fo:border-bottom="0.74pt solid #008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font-name="Cantarel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font-name="Cantarell"/>
    </style:style>
    <style:style style:name="ce4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font-name="Cantarel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ntarell"/>
    </style:style>
    <style:style style:name="gr1" style:family="graphic">
      <style:graphic-properties draw:stroke="none" svg:stroke-width="0mm" draw:fill="solid" draw:fill-color="#ffffff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-33%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urbe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Courbe.N35" table:end-x="17.66mm" table:end-y="4.28mm" draw:z-index="0" draw:name="Graphique 1" draw:style-name="gr1" draw:text-style-name="P1" svg:width="252.01mm" svg:height="157.82mm" svg:x="0mm" svg:y="0mm">
              <loext:p draw:notify-on-update-of-ranges="Calculs.A11:Calculs.A101 Calculs.D10:Calculs.D10 Calculs.D11:Calculs.D101 Calculs.A11:Calculs.A101 Calculs.C10:Calculs.C10 Calculs.C11:Calculs.C10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2" table:print-ranges="Calculs.A1:Calculs.D10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20" table:default-cell-style-name="ce8"/>
        <table:table-row table:style-name="ro1">
          <table:table-cell table:style-name="ce2" office:value-type="string" calcext:value-type="string" table:number-columns-spanned="4" table:number-rows-spanned="1">
            <text:p>Cylindre de RTP - TP ISTG</text:p>
          </table:table-cell>
          <table:covered-table-cell table:number-columns-repeated="2" table:style-name="ce9"/>
          <table:covered-table-cell table:style-name="ce17"/>
          <table:table-cell table:style-name="ce25" table:number-columns-repeated="3"/>
          <table:table-cell table:style-name="ce34"/>
          <table:table-cell table:style-name="ce33" table:number-columns-repeated="1016"/>
        </table:table-row>
        <table:table-row table:style-name="ro2">
          <table:table-cell table:style-name="ce3"/>
          <table:table-cell table:style-name="ce10" table:number-columns-repeated="2"/>
          <table:table-cell table:style-name="ce18"/>
          <table:table-cell table:style-name="ce26" office:value-type="string" calcext:value-type="string">
            <text:p>Paramètre</text:p>
          </table:table-cell>
          <table:table-cell table:style-name="ce30" office:value-type="string" calcext:value-type="string">
            <text:p>n<text:span text:style-name="T1">X</text:span></text:p>
          </table:table-cell>
          <table:table-cell table:style-name="ce30" office:value-type="string" calcext:value-type="string">
            <text:p>n<text:span text:style-name="T1">Y</text:span></text:p>
          </table:table-cell>
          <table:table-cell table:style-name="ce35" office:value-type="string" calcext:value-type="string">
            <text:p>n<text:span text:style-name="T1">Z</text:span></text:p>
          </table:table-cell>
          <table:table-cell table:style-name="ce33" table:number-columns-repeated="1016"/>
        </table:table-row>
        <table:table-row table:style-name="ro2">
          <table:table-cell table:style-name="ce3" office:value-type="string" calcext:value-type="string">
            <text:p>Remplir les 4 cases ci-dessous, et la colonne d (mm). Le reste est calculé automatiquement…</text:p>
          </table:table-cell>
          <table:table-cell table:style-name="ce10" table:number-columns-repeated="2"/>
          <table:table-cell table:style-name="ce18"/>
          <table:table-cell table:style-name="ce27" office:value-type="string" calcext:value-type="string">
            <text:p>A<text:span text:style-name="T1">i</text:span></text:p>
          </table:table-cell>
          <table:table-cell table:style-name="ce31" office:value-type="float" office:value="2.1982" calcext:value-type="float">
            <text:p>2,1982</text:p>
          </table:table-cell>
          <table:table-cell table:style-name="ce31" office:value-type="float" office:value="2.2804" calcext:value-type="float">
            <text:p>2,2804</text:p>
          </table:table-cell>
          <table:table-cell table:style-name="ce36" office:value-type="float" office:value="2.3412" calcext:value-type="float">
            <text:p>2,3412</text:p>
          </table:table-cell>
          <table:table-cell table:style-name="ce33" table:number-columns-repeated="1016"/>
        </table:table-row>
        <table:table-row table:style-name="ro2">
          <table:table-cell table:style-name="ce3"/>
          <table:table-cell table:style-name="ce10" table:number-columns-repeated="2"/>
          <table:table-cell table:style-name="ce18"/>
          <table:table-cell table:style-name="ce27" office:value-type="string" calcext:value-type="string">
            <text:p>B<text:span text:style-name="T1">i</text:span></text:p>
          </table:table-cell>
          <table:table-cell table:style-name="ce31" office:value-type="float" office:value="0.89948" calcext:value-type="float">
            <text:p>0,89948</text:p>
          </table:table-cell>
          <table:table-cell table:style-name="ce31" office:value-type="float" office:value="0.84585" calcext:value-type="float">
            <text:p>0,84585</text:p>
          </table:table-cell>
          <table:table-cell table:style-name="ce36" office:value-type="float" office:value="1.0609" calcext:value-type="float">
            <text:p>1,0609</text:p>
          </table:table-cell>
          <table:table-cell table:style-name="ce33" table:number-columns-repeated="1016"/>
        </table:table-row>
        <table:table-row table:style-name="ro2">
          <table:table-cell table:style-name="ce4" office:value-type="string" calcext:value-type="string">
            <text:p>Longueur d'onde (µm) :</text:p>
          </table:table-cell>
          <table:table-cell table:style-name="ce11" office:value-type="float" office:value="0.6328" calcext:value-type="float">
            <text:p>0,6328</text:p>
          </table:table-cell>
          <table:table-cell table:style-name="ce15" office:value-type="string" calcext:value-type="string">
            <text:p>nX =</text:p>
          </table:table-cell>
          <table:table-cell table:style-name="ce19" table:formula="of:=([.F3]+[.F4]/(1-([.F5]/[.B5])^[.F8])+[.F6]/(1-([.F7]/[.B5])^[.F9]))^0.5" office:value-type="float" office:value="1.79275353018141" calcext:value-type="float">
            <text:p>1,7927535302</text:p>
          </table:table-cell>
          <table:table-cell table:style-name="ce27" office:value-type="string" calcext:value-type="string">
            <text:p>C<text:span text:style-name="T1">i</text:span></text:p>
          </table:table-cell>
          <table:table-cell table:style-name="ce31" office:value-type="float" office:value="0.2152" calcext:value-type="float">
            <text:p>0,2152</text:p>
          </table:table-cell>
          <table:table-cell table:style-name="ce31" office:value-type="float" office:value="0.22963" calcext:value-type="float">
            <text:p>0,22963</text:p>
          </table:table-cell>
          <table:table-cell table:style-name="ce36" office:value-type="float" office:value="0.26461" calcext:value-type="float">
            <text:p>0,26461</text:p>
          </table:table-cell>
          <table:table-cell table:style-name="ce33" table:number-columns-repeated="1016"/>
        </table:table-row>
        <table:table-row table:style-name="ro2">
          <table:table-cell table:style-name="ce4" office:value-type="string" calcext:value-type="string">
            <text:p>Rayon du cylindre (mm) :</text:p>
          </table:table-cell>
          <table:table-cell table:style-name="ce12" office:value-type="float" office:value="2.725" calcext:value-type="float">
            <text:p>2,725</text:p>
          </table:table-cell>
          <table:table-cell table:style-name="ce15" office:value-type="string" calcext:value-type="string">
            <text:p>nY =</text:p>
          </table:table-cell>
          <table:table-cell table:style-name="ce19" table:formula="of:=([.G3]+[.G4]/(1-([.G5]/[.B5])^[.G8])+[.G6]/(1-([.G7]/[.B5])^[.G9]))^0.5" office:value-type="float" office:value="1.80375441950322" calcext:value-type="float">
            <text:p>1,8037544195</text:p>
          </table:table-cell>
          <table:table-cell table:style-name="ce27" office:value-type="string" calcext:value-type="string">
            <text:p>D<text:span text:style-name="T1">i</text:span></text:p>
          </table:table-cell>
          <table:table-cell table:style-name="ce31" office:value-type="float" office:value="1.5433" calcext:value-type="float">
            <text:p>1,5433</text:p>
          </table:table-cell>
          <table:table-cell table:style-name="ce31" office:value-type="float" office:value="1.1009" calcext:value-type="float">
            <text:p>1,1009</text:p>
          </table:table-cell>
          <table:table-cell table:style-name="ce36" office:value-type="float" office:value="0.9714" calcext:value-type="float">
            <text:p>0,9714</text:p>
          </table:table-cell>
          <table:table-cell table:style-name="ce33" table:number-columns-repeated="1016"/>
        </table:table-row>
        <table:table-row table:style-name="ro2">
          <table:table-cell table:style-name="ce4" office:value-type="string" calcext:value-type="string">
            <text:p>Distance cylindre-caméra (mm) :</text:p>
          </table:table-cell>
          <table:table-cell table:style-name="ce12" office:value-type="float" office:value="165" calcext:value-type="float">
            <text:p>165</text:p>
          </table:table-cell>
          <table:table-cell table:style-name="ce15" office:value-type="string" calcext:value-type="string">
            <text:p>nZ =</text:p>
          </table:table-cell>
          <table:table-cell table:style-name="ce19" table:formula="of:=([.H3]+[.H4]/(1-([.H5]/[.B5])^[.H8])+[.H6]/(1-([.H7]/[.B5])^[.H9]))^0.5" office:value-type="float" office:value="1.89938711415267" calcext:value-type="float">
            <text:p>1,8993871142</text:p>
          </table:table-cell>
          <table:table-cell table:style-name="ce27" office:value-type="string" calcext:value-type="string">
            <text:p>E<text:span text:style-name="T1">i</text:span></text:p>
          </table:table-cell>
          <table:table-cell table:style-name="ce31" office:value-type="float" office:value="11.585" calcext:value-type="float">
            <text:p>11,585</text:p>
          </table:table-cell>
          <table:table-cell table:style-name="ce31" office:value-type="float" office:value="9.6602" calcext:value-type="float">
            <text:p>9,6602</text:p>
          </table:table-cell>
          <table:table-cell table:style-name="ce36" office:value-type="float" office:value="8.149" calcext:value-type="float">
            <text:p>8,149</text:p>
          </table:table-cell>
          <table:table-cell table:style-name="ce33" table:number-columns-repeated="1016"/>
        </table:table-row>
        <table:table-row table:style-name="ro2">
          <table:table-cell table:style-name="ce4" office:value-type="string" calcext:value-type="string">
            <text:p>Référence angulaire thêta0 (°) :</text:p>
          </table:table-cell>
          <table:table-cell table:style-name="ce12" office:value-type="float" office:value="1.5" calcext:value-type="float">
            <text:p>1,5</text:p>
          </table:table-cell>
          <table:table-cell table:style-name="ce10"/>
          <table:table-cell table:style-name="ce18"/>
          <table:table-cell table:style-name="ce27" office:value-type="string" calcext:value-type="string">
            <text:p>p<text:span text:style-name="T1">i</text:span></text:p>
          </table:table-cell>
          <table:table-cell table:style-name="ce31" office:value-type="float" office:value="1.9727" calcext:value-type="float">
            <text:p>1,9727</text:p>
          </table:table-cell>
          <table:table-cell table:style-name="ce31" office:value-type="float" office:value="1.9696" calcext:value-type="float">
            <text:p>1,9696</text:p>
          </table:table-cell>
          <table:table-cell table:style-name="ce36" office:value-type="float" office:value="2.0585" calcext:value-type="float">
            <text:p>2,0585</text:p>
          </table:table-cell>
          <table:table-cell table:style-name="ce33" table:number-columns-repeated="1016"/>
        </table:table-row>
        <table:table-row table:style-name="ro2">
          <table:table-cell table:style-name="ce5"/>
          <table:table-cell table:style-name="ce13" table:number-columns-repeated="2"/>
          <table:table-cell table:style-name="ce20"/>
          <table:table-cell table:style-name="ce28" office:value-type="string" calcext:value-type="string">
            <text:p>q<text:span text:style-name="T1">i</text:span></text:p>
          </table:table-cell>
          <table:table-cell table:style-name="ce32" office:value-type="float" office:value="1.9505" calcext:value-type="float">
            <text:p>1,9505</text:p>
          </table:table-cell>
          <table:table-cell table:style-name="ce32" office:value-type="float" office:value="1.9369" calcext:value-type="float">
            <text:p>1,9369</text:p>
          </table:table-cell>
          <table:table-cell table:style-name="ce37" office:value-type="float" office:value="2.0038" calcext:value-type="float">
            <text:p>2,0038</text:p>
          </table:table-cell>
          <table:table-cell table:style-name="ce33" table:number-columns-repeated="1016"/>
        </table:table-row>
        <table:table-row table:style-name="ro1">
          <table:table-cell table:style-name="ce2" office:value-type="string" calcext:value-type="string">
            <text:p>Angle de propagation thêta gonio (°)</text:p>
          </table:table-cell>
          <table:table-cell table:style-name="ce2" office:value-type="string" calcext:value-type="string">
            <text:p>d mesuré (mm)</text:p>
          </table:table-cell>
          <table:table-cell table:style-name="ce2" office:value-type="string" calcext:value-type="string">
            <text:p>Rho mesuré (°)</text:p>
          </table:table-cell>
          <table:table-cell table:style-name="ce21" office:value-type="string" calcext:value-type="string">
            <text:p>Rho théorique (°)</text:p>
          </table:table-cell>
          <table:table-cell table:style-name="ce29" table:number-columns-repeated="1020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6" table:formula="of:=180/PI()*([.B11]*10^(-3)/((((COS(([.A11]-[.$B$8])*PI()/180))^2/([.$D$6]^2)+(SIN(([.A11]-[.$B$8])*PI()/180))^2/([.$D$7]^2))^(-0.5)-1)*2*([.$B$7]*10^(-3)-(2*[.$B$6]*10^(-3))/((((COS(([.A11]-[.$B$8])*PI()/180))^2/([.$D$6]^2)+(SIN(([.A11]-[.$B$8])*PI()/180))^2/([.$D$7]^2))^(-0.5)-1)*2))))" office:value-type="float" office:value="0" calcext:value-type="float">
            <text:p>0</text:p>
          </table:table-cell>
          <table:table-cell table:style-name="ce22" table:formula="of:=180/PI()*ACOS(([.$D$6]^2*(SIN(([.A11]-[.$B$8])*PI()/180))^2+[.$D$7]^2*(COS(([.A11]-[.$B$8])*PI()/180))^2)/SQRT([.$D$6]^4*(SIN(([.A11]-[.$B$8])*PI()/180))^2+[.$D$7]^4*(COS(([.A11]-[.$B$8])*PI()/180))^2))" office:value-type="float" office:value="0.147187452371958" calcext:value-type="float">
            <text:p>0,1471874524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7" table:formula="of:=[.A11]+1" office:value-type="float" office:value="1" calcext:value-type="float">
            <text:p>1</text:p>
          </table:table-cell>
          <table:table-cell table:style-name="ce7"/>
          <table:table-cell table:style-name="ce3" table:formula="of:=180/PI()*([.B12]*10^(-3)/((((COS(([.A12]-[.$B$8])*PI()/180))^2/([.$D$6]^2)+(SIN(([.A12]-[.$B$8])*PI()/180))^2/([.$D$7]^2))^(-0.5)-1)*2*([.$B$7]*10^(-3)-(2*[.$B$6]*10^(-3))/((((COS(([.A12]-[.$B$8])*PI()/180))^2/([.$D$6]^2)+(SIN(([.A12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2]-[.$B$8])*PI()/180))^2+[.$D$7]^2*(COS(([.A12]-[.$B$8])*PI()/180))^2)/SQRT([.$D$6]^4*(SIN(([.A12]-[.$B$8])*PI()/180))^2+[.$D$7]^4*(COS(([.A12]-[.$B$8])*PI()/180))^2))" office:value-type="float" office:value="0.0490795785779466" calcext:value-type="float">
            <text:p>0,0490795786</text:p>
          </table:table-cell>
          <table:table-cell/>
          <table:table-cell table:formula="of:=[.$F$11]-[.A12]" office:value-type="float" office:value="76" calcext:value-type="float">
            <text:p>76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7" table:formula="of:=[.A12]+1" office:value-type="float" office:value="2" calcext:value-type="float">
            <text:p>2</text:p>
          </table:table-cell>
          <table:table-cell table:style-name="ce7"/>
          <table:table-cell table:style-name="ce3" table:formula="of:=180/PI()*([.B13]*10^(-3)/((((COS(([.A13]-[.$B$8])*PI()/180))^2/([.$D$6]^2)+(SIN(([.A13]-[.$B$8])*PI()/180))^2/([.$D$7]^2))^(-0.5)-1)*2*([.$B$7]*10^(-3)-(2*[.$B$6]*10^(-3))/((((COS(([.A13]-[.$B$8])*PI()/180))^2/([.$D$6]^2)+(SIN(([.A1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3]-[.$B$8])*PI()/180))^2+[.$D$7]^2*(COS(([.A13]-[.$B$8])*PI()/180))^2)/SQRT([.$D$6]^4*(SIN(([.A13]-[.$B$8])*PI()/180))^2+[.$D$7]^4*(COS(([.A13]-[.$B$8])*PI()/180))^2))" office:value-type="float" office:value="0.0490795785779466" calcext:value-type="float">
            <text:p>0,0490795786</text:p>
          </table:table-cell>
          <table:table-cell/>
          <table:table-cell table:formula="of:=[.$F$11]-[.A13]" office:value-type="float" office:value="75" calcext:value-type="float">
            <text:p>75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7" table:formula="of:=[.A13]+1" office:value-type="float" office:value="3" calcext:value-type="float">
            <text:p>3</text:p>
          </table:table-cell>
          <table:table-cell table:style-name="ce7"/>
          <table:table-cell table:style-name="ce3" table:formula="of:=180/PI()*([.B14]*10^(-3)/((((COS(([.A14]-[.$B$8])*PI()/180))^2/([.$D$6]^2)+(SIN(([.A14]-[.$B$8])*PI()/180))^2/([.$D$7]^2))^(-0.5)-1)*2*([.$B$7]*10^(-3)-(2*[.$B$6]*10^(-3))/((((COS(([.A14]-[.$B$8])*PI()/180))^2/([.$D$6]^2)+(SIN(([.A14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4]-[.$B$8])*PI()/180))^2+[.$D$7]^2*(COS(([.A14]-[.$B$8])*PI()/180))^2)/SQRT([.$D$6]^4*(SIN(([.A14]-[.$B$8])*PI()/180))^2+[.$D$7]^4*(COS(([.A14]-[.$B$8])*PI()/180))^2))" office:value-type="float" office:value="0.147187452371958" calcext:value-type="float">
            <text:p>0,1471874524</text:p>
          </table:table-cell>
          <table:table-cell/>
          <table:table-cell table:formula="of:=[.$F$11]-[.A14]" office:value-type="float" office:value="74" calcext:value-type="float">
            <text:p>74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7" table:formula="of:=[.A14]+1" office:value-type="float" office:value="4" calcext:value-type="float">
            <text:p>4</text:p>
          </table:table-cell>
          <table:table-cell table:style-name="ce7"/>
          <table:table-cell table:style-name="ce3" table:formula="of:=180/PI()*([.B15]*10^(-3)/((((COS(([.A15]-[.$B$8])*PI()/180))^2/([.$D$6]^2)+(SIN(([.A15]-[.$B$8])*PI()/180))^2/([.$D$7]^2))^(-0.5)-1)*2*([.$B$7]*10^(-3)-(2*[.$B$6]*10^(-3))/((((COS(([.A15]-[.$B$8])*PI()/180))^2/([.$D$6]^2)+(SIN(([.A1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5]-[.$B$8])*PI()/180))^2+[.$D$7]^2*(COS(([.A15]-[.$B$8])*PI()/180))^2)/SQRT([.$D$6]^4*(SIN(([.A15]-[.$B$8])*PI()/180))^2+[.$D$7]^4*(COS(([.A15]-[.$B$8])*PI()/180))^2))" office:value-type="float" office:value="0.245141503621102" calcext:value-type="float">
            <text:p>0,2451415036</text:p>
          </table:table-cell>
          <table:table-cell/>
          <table:table-cell table:formula="of:=[.$F$11]-[.A15]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7" table:formula="of:=[.A15]+1" office:value-type="float" office:value="5" calcext:value-type="float">
            <text:p>5</text:p>
          </table:table-cell>
          <table:table-cell table:style-name="ce7" office:value-type="float" office:value="1.232" calcext:value-type="float">
            <text:p>1,232</text:p>
          </table:table-cell>
          <table:table-cell table:style-name="ce3" table:formula="of:=180/PI()*([.B16]*10^(-3)/((((COS(([.A16]-[.$B$8])*PI()/180))^2/([.$D$6]^2)+(SIN(([.A16]-[.$B$8])*PI()/180))^2/([.$D$7]^2))^(-0.5)-1)*2*([.$B$7]*10^(-3)-(2*[.$B$6]*10^(-3))/((((COS(([.A16]-[.$B$8])*PI()/180))^2/([.$D$6]^2)+(SIN(([.A16]-[.$B$8])*PI()/180))^2/([.$D$7]^2))^(-0.5)-1)*2))))" office:value-type="float" office:value="0.271600532528278" calcext:value-type="float">
            <text:p>0,2716005325</text:p>
          </table:table-cell>
          <table:table-cell table:style-name="ce23" table:formula="of:=180/PI()*ACOS(([.$D$6]^2*(SIN(([.A16]-[.$B$8])*PI()/180))^2+[.$D$7]^2*(COS(([.A16]-[.$B$8])*PI()/180))^2)/SQRT([.$D$6]^4*(SIN(([.A16]-[.$B$8])*PI()/180))^2+[.$D$7]^4*(COS(([.A16]-[.$B$8])*PI()/180))^2))" office:value-type="float" office:value="0.342839275735117" calcext:value-type="float">
            <text:p>0,3428392757</text:p>
          </table:table-cell>
          <table:table-cell/>
          <table:table-cell table:formula="of:=[.$F$11]-[.A16]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7" table:formula="of:=[.A16]+1" office:value-type="float" office:value="6" calcext:value-type="float">
            <text:p>6</text:p>
          </table:table-cell>
          <table:table-cell table:style-name="ce7"/>
          <table:table-cell table:style-name="ce3" table:formula="of:=180/PI()*([.B17]*10^(-3)/((((COS(([.A17]-[.$B$8])*PI()/180))^2/([.$D$6]^2)+(SIN(([.A17]-[.$B$8])*PI()/180))^2/([.$D$7]^2))^(-0.5)-1)*2*([.$B$7]*10^(-3)-(2*[.$B$6]*10^(-3))/((((COS(([.A17]-[.$B$8])*PI()/180))^2/([.$D$6]^2)+(SIN(([.A1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7]-[.$B$8])*PI()/180))^2+[.$D$7]^2*(COS(([.A17]-[.$B$8])*PI()/180))^2)/SQRT([.$D$6]^4*(SIN(([.A17]-[.$B$8])*PI()/180))^2+[.$D$7]^4*(COS(([.A17]-[.$B$8])*PI()/180))^2))" office:value-type="float" office:value="0.440178450041022" calcext:value-type="float">
            <text:p>0,44017845</text:p>
          </table:table-cell>
          <table:table-cell/>
          <table:table-cell table:formula="of:=[.$F$11]-[.A17]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7" table:formula="of:=[.A17]+1" office:value-type="float" office:value="7" calcext:value-type="float">
            <text:p>7</text:p>
          </table:table-cell>
          <table:table-cell table:style-name="ce7"/>
          <table:table-cell table:style-name="ce3" table:formula="of:=180/PI()*([.B18]*10^(-3)/((((COS(([.A18]-[.$B$8])*PI()/180))^2/([.$D$6]^2)+(SIN(([.A18]-[.$B$8])*PI()/180))^2/([.$D$7]^2))^(-0.5)-1)*2*([.$B$7]*10^(-3)-(2*[.$B$6]*10^(-3))/((((COS(([.A18]-[.$B$8])*PI()/180))^2/([.$D$6]^2)+(SIN(([.A18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8]-[.$B$8])*PI()/180))^2+[.$D$7]^2*(COS(([.A18]-[.$B$8])*PI()/180))^2)/SQRT([.$D$6]^4*(SIN(([.A18]-[.$B$8])*PI()/180))^2+[.$D$7]^4*(COS(([.A18]-[.$B$8])*PI()/180))^2))" office:value-type="float" office:value="0.537056901509131" calcext:value-type="float">
            <text:p>0,5370569015</text:p>
          </table:table-cell>
          <table:table-cell/>
          <table:table-cell table:formula="of:=[.$F$11]-[.A18]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7" table:formula="of:=[.A18]+1" office:value-type="float" office:value="8" calcext:value-type="float">
            <text:p>8</text:p>
          </table:table-cell>
          <table:table-cell table:style-name="ce7"/>
          <table:table-cell table:style-name="ce3" table:formula="of:=180/PI()*([.B19]*10^(-3)/((((COS(([.A19]-[.$B$8])*PI()/180))^2/([.$D$6]^2)+(SIN(([.A19]-[.$B$8])*PI()/180))^2/([.$D$7]^2))^(-0.5)-1)*2*([.$B$7]*10^(-3)-(2*[.$B$6]*10^(-3))/((((COS(([.A19]-[.$B$8])*PI()/180))^2/([.$D$6]^2)+(SIN(([.A1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19]-[.$B$8])*PI()/180))^2+[.$D$7]^2*(COS(([.A19]-[.$B$8])*PI()/180))^2)/SQRT([.$D$6]^4*(SIN(([.A19]-[.$B$8])*PI()/180))^2+[.$D$7]^4*(COS(([.A19]-[.$B$8])*PI()/180))^2))" office:value-type="float" office:value="0.633372754994054" calcext:value-type="float">
            <text:p>0,633372755</text:p>
          </table:table-cell>
          <table:table-cell/>
          <table:table-cell table:formula="of:=[.$F$11]-[.A19]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7" table:formula="of:=[.A19]+1" office:value-type="float" office:value="9" calcext:value-type="float">
            <text:p>9</text:p>
          </table:table-cell>
          <table:table-cell table:style-name="ce7"/>
          <table:table-cell table:style-name="ce3" table:formula="of:=180/PI()*([.B20]*10^(-3)/((((COS(([.A20]-[.$B$8])*PI()/180))^2/([.$D$6]^2)+(SIN(([.A20]-[.$B$8])*PI()/180))^2/([.$D$7]^2))^(-0.5)-1)*2*([.$B$7]*10^(-3)-(2*[.$B$6]*10^(-3))/((((COS(([.A20]-[.$B$8])*PI()/180))^2/([.$D$6]^2)+(SIN(([.A20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0]-[.$B$8])*PI()/180))^2+[.$D$7]^2*(COS(([.A20]-[.$B$8])*PI()/180))^2)/SQRT([.$D$6]^4*(SIN(([.A20]-[.$B$8])*PI()/180))^2+[.$D$7]^4*(COS(([.A20]-[.$B$8])*PI()/180))^2))" office:value-type="float" office:value="0.729024442171809" calcext:value-type="float">
            <text:p>0,7290244422</text:p>
          </table:table-cell>
          <table:table-cell/>
          <table:table-cell table:formula="of:=[.$F$11]-[.A20]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7" table:formula="of:=[.A20]+1" office:value-type="float" office:value="10" calcext:value-type="float">
            <text:p>10</text:p>
          </table:table-cell>
          <table:table-cell table:style-name="ce7"/>
          <table:table-cell table:style-name="ce3" table:formula="of:=180/PI()*([.B21]*10^(-3)/((((COS(([.A21]-[.$B$8])*PI()/180))^2/([.$D$6]^2)+(SIN(([.A21]-[.$B$8])*PI()/180))^2/([.$D$7]^2))^(-0.5)-1)*2*([.$B$7]*10^(-3)-(2*[.$B$6]*10^(-3))/((((COS(([.A21]-[.$B$8])*PI()/180))^2/([.$D$6]^2)+(SIN(([.A2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1]-[.$B$8])*PI()/180))^2+[.$D$7]^2*(COS(([.A21]-[.$B$8])*PI()/180))^2)/SQRT([.$D$6]^4*(SIN(([.A21]-[.$B$8])*PI()/180))^2+[.$D$7]^4*(COS(([.A21]-[.$B$8])*PI()/180))^2))" office:value-type="float" office:value="0.823910759329752" calcext:value-type="float">
            <text:p>0,8239107593</text:p>
          </table:table-cell>
          <table:table-cell/>
          <table:table-cell table:formula="of:=[.$F$11]-[.A21]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7" table:formula="of:=[.A21]+1" office:value-type="float" office:value="11" calcext:value-type="float">
            <text:p>11</text:p>
          </table:table-cell>
          <table:table-cell table:style-name="ce7" office:value-type="float" office:value="4.25" calcext:value-type="float">
            <text:p>4,25</text:p>
          </table:table-cell>
          <table:table-cell table:style-name="ce3" table:formula="of:=180/PI()*([.B22]*10^(-3)/((((COS(([.A22]-[.$B$8])*PI()/180))^2/([.$D$6]^2)+(SIN(([.A22]-[.$B$8])*PI()/180))^2/([.$D$7]^2))^(-0.5)-1)*2*([.$B$7]*10^(-3)-(2*[.$B$6]*10^(-3))/((((COS(([.A22]-[.$B$8])*PI()/180))^2/([.$D$6]^2)+(SIN(([.A22]-[.$B$8])*PI()/180))^2/([.$D$7]^2))^(-0.5)-1)*2))))" office:value-type="float" office:value="0.934458046323669" calcext:value-type="float">
            <text:p>0,9344580463</text:p>
          </table:table-cell>
          <table:table-cell table:style-name="ce23" table:formula="of:=180/PI()*ACOS(([.$D$6]^2*(SIN(([.A22]-[.$B$8])*PI()/180))^2+[.$D$7]^2*(COS(([.A22]-[.$B$8])*PI()/180))^2)/SQRT([.$D$6]^4*(SIN(([.A22]-[.$B$8])*PI()/180))^2+[.$D$7]^4*(COS(([.A22]-[.$B$8])*PI()/180))^2))" office:value-type="float" office:value="0.917930926130923" calcext:value-type="float">
            <text:p>0,9179309261</text:p>
          </table:table-cell>
          <table:table-cell/>
          <table:table-cell table:formula="of:=[.$F$11]-[.A22]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7" table:formula="of:=[.A22]+1" office:value-type="float" office:value="12" calcext:value-type="float">
            <text:p>12</text:p>
          </table:table-cell>
          <table:table-cell table:style-name="ce7"/>
          <table:table-cell table:style-name="ce3" table:formula="of:=180/PI()*([.B23]*10^(-3)/((((COS(([.A23]-[.$B$8])*PI()/180))^2/([.$D$6]^2)+(SIN(([.A23]-[.$B$8])*PI()/180))^2/([.$D$7]^2))^(-0.5)-1)*2*([.$B$7]*10^(-3)-(2*[.$B$6]*10^(-3))/((((COS(([.A23]-[.$B$8])*PI()/180))^2/([.$D$6]^2)+(SIN(([.A2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3]-[.$B$8])*PI()/180))^2+[.$D$7]^2*(COS(([.A23]-[.$B$8])*PI()/180))^2)/SQRT([.$D$6]^4*(SIN(([.A23]-[.$B$8])*PI()/180))^2+[.$D$7]^4*(COS(([.A23]-[.$B$8])*PI()/180))^2))" office:value-type="float" office:value="1.0109846455202" calcext:value-type="float">
            <text:p>1,0109846455</text:p>
          </table:table-cell>
          <table:table-cell/>
          <table:table-cell table:formula="of:=[.$F$11]-[.A23]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7" table:formula="of:=[.A23]+1" office:value-type="float" office:value="13" calcext:value-type="float">
            <text:p>13</text:p>
          </table:table-cell>
          <table:table-cell table:style-name="ce7"/>
          <table:table-cell table:style-name="ce3" table:formula="of:=180/PI()*([.B24]*10^(-3)/((((COS(([.A24]-[.$B$8])*PI()/180))^2/([.$D$6]^2)+(SIN(([.A24]-[.$B$8])*PI()/180))^2/([.$D$7]^2))^(-0.5)-1)*2*([.$B$7]*10^(-3)-(2*[.$B$6]*10^(-3))/((((COS(([.A24]-[.$B$8])*PI()/180))^2/([.$D$6]^2)+(SIN(([.A24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4]-[.$B$8])*PI()/180))^2+[.$D$7]^2*(COS(([.A24]-[.$B$8])*PI()/180))^2)/SQRT([.$D$6]^4*(SIN(([.A24]-[.$B$8])*PI()/180))^2+[.$D$7]^4*(COS(([.A24]-[.$B$8])*PI()/180))^2))" office:value-type="float" office:value="1.1029721649128" calcext:value-type="float">
            <text:p>1,1029721649</text:p>
          </table:table-cell>
          <table:table-cell/>
          <table:table-cell table:formula="of:=[.$F$11]-[.A2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7" table:formula="of:=[.A24]+1" office:value-type="float" office:value="14" calcext:value-type="float">
            <text:p>14</text:p>
          </table:table-cell>
          <table:table-cell table:style-name="ce7"/>
          <table:table-cell table:style-name="ce3" table:formula="of:=180/PI()*([.B25]*10^(-3)/((((COS(([.A25]-[.$B$8])*PI()/180))^2/([.$D$6]^2)+(SIN(([.A25]-[.$B$8])*PI()/180))^2/([.$D$7]^2))^(-0.5)-1)*2*([.$B$7]*10^(-3)-(2*[.$B$6]*10^(-3))/((((COS(([.A25]-[.$B$8])*PI()/180))^2/([.$D$6]^2)+(SIN(([.A2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5]-[.$B$8])*PI()/180))^2+[.$D$7]^2*(COS(([.A25]-[.$B$8])*PI()/180))^2)/SQRT([.$D$6]^4*(SIN(([.A25]-[.$B$8])*PI()/180))^2+[.$D$7]^4*(COS(([.A25]-[.$B$8])*PI()/180))^2))" office:value-type="float" office:value="1.19379433878943" calcext:value-type="float">
            <text:p>1,1937943388</text:p>
          </table:table-cell>
          <table:table-cell/>
          <table:table-cell table:formula="of:=[.$F$11]-[.A25]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7" table:formula="of:=[.A25]+1" office:value-type="float" office:value="15" calcext:value-type="float">
            <text:p>15</text:p>
          </table:table-cell>
          <table:table-cell table:style-name="ce7"/>
          <table:table-cell table:style-name="ce3" table:formula="of:=180/PI()*([.B26]*10^(-3)/((((COS(([.A26]-[.$B$8])*PI()/180))^2/([.$D$6]^2)+(SIN(([.A26]-[.$B$8])*PI()/180))^2/([.$D$7]^2))^(-0.5)-1)*2*([.$B$7]*10^(-3)-(2*[.$B$6]*10^(-3))/((((COS(([.A26]-[.$B$8])*PI()/180))^2/([.$D$6]^2)+(SIN(([.A26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6]-[.$B$8])*PI()/180))^2+[.$D$7]^2*(COS(([.A26]-[.$B$8])*PI()/180))^2)/SQRT([.$D$6]^4*(SIN(([.A26]-[.$B$8])*PI()/180))^2+[.$D$7]^4*(COS(([.A26]-[.$B$8])*PI()/180))^2))" office:value-type="float" office:value="1.28335269286272" calcext:value-type="float">
            <text:p>1,2833526929</text:p>
          </table:table-cell>
          <table:table-cell/>
          <table:table-cell table:formula="of:=[.$F$11]-[.A26]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7" table:formula="of:=[.A26]+1" office:value-type="float" office:value="16" calcext:value-type="float">
            <text:p>16</text:p>
          </table:table-cell>
          <table:table-cell table:style-name="ce7"/>
          <table:table-cell table:style-name="ce3" table:formula="of:=180/PI()*([.B27]*10^(-3)/((((COS(([.A27]-[.$B$8])*PI()/180))^2/([.$D$6]^2)+(SIN(([.A27]-[.$B$8])*PI()/180))^2/([.$D$7]^2))^(-0.5)-1)*2*([.$B$7]*10^(-3)-(2*[.$B$6]*10^(-3))/((((COS(([.A27]-[.$B$8])*PI()/180))^2/([.$D$6]^2)+(SIN(([.A2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7]-[.$B$8])*PI()/180))^2+[.$D$7]^2*(COS(([.A27]-[.$B$8])*PI()/180))^2)/SQRT([.$D$6]^4*(SIN(([.A27]-[.$B$8])*PI()/180))^2+[.$D$7]^4*(COS(([.A27]-[.$B$8])*PI()/180))^2))" office:value-type="float" office:value="1.37154948991195" calcext:value-type="float">
            <text:p>1,3715494899</text:p>
          </table:table-cell>
          <table:table-cell/>
          <table:table-cell table:formula="of:=[.$F$11]-[.A27]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7" table:formula="of:=[.A27]+1" office:value-type="float" office:value="17" calcext:value-type="float">
            <text:p>17</text:p>
          </table:table-cell>
          <table:table-cell table:style-name="ce7" office:value-type="float" office:value="6.944" calcext:value-type="float">
            <text:p>6,944</text:p>
          </table:table-cell>
          <table:table-cell table:style-name="ce3" table:formula="of:=180/PI()*([.B28]*10^(-3)/((((COS(([.A28]-[.$B$8])*PI()/180))^2/([.$D$6]^2)+(SIN(([.A28]-[.$B$8])*PI()/180))^2/([.$D$7]^2))^(-0.5)-1)*2*([.$B$7]*10^(-3)-(2*[.$B$6]*10^(-3))/((((COS(([.A28]-[.$B$8])*PI()/180))^2/([.$D$6]^2)+(SIN(([.A28]-[.$B$8])*PI()/180))^2/([.$D$7]^2))^(-0.5)-1)*2))))" office:value-type="float" office:value="1.51921528517498" calcext:value-type="float">
            <text:p>1,5192152852</text:p>
          </table:table-cell>
          <table:table-cell table:style-name="ce23" table:formula="of:=180/PI()*ACOS(([.$D$6]^2*(SIN(([.A28]-[.$B$8])*PI()/180))^2+[.$D$7]^2*(COS(([.A28]-[.$B$8])*PI()/180))^2)/SQRT([.$D$6]^4*(SIN(([.A28]-[.$B$8])*PI()/180))^2+[.$D$7]^4*(COS(([.A28]-[.$B$8])*PI()/180))^2))" office:value-type="float" office:value="1.45828779744519" calcext:value-type="float">
            <text:p>1,4582877974</text:p>
          </table:table-cell>
          <table:table-cell/>
          <table:table-cell table:formula="of:=[.$F$11]-[.A28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7" table:formula="of:=[.A28]+1" office:value-type="float" office:value="18" calcext:value-type="float">
            <text:p>18</text:p>
          </table:table-cell>
          <table:table-cell table:style-name="ce7"/>
          <table:table-cell table:style-name="ce3" table:formula="of:=180/PI()*([.B29]*10^(-3)/((((COS(([.A29]-[.$B$8])*PI()/180))^2/([.$D$6]^2)+(SIN(([.A29]-[.$B$8])*PI()/180))^2/([.$D$7]^2))^(-0.5)-1)*2*([.$B$7]*10^(-3)-(2*[.$B$6]*10^(-3))/((((COS(([.A29]-[.$B$8])*PI()/180))^2/([.$D$6]^2)+(SIN(([.A2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29]-[.$B$8])*PI()/180))^2+[.$D$7]^2*(COS(([.A29]-[.$B$8])*PI()/180))^2)/SQRT([.$D$6]^4*(SIN(([.A29]-[.$B$8])*PI()/180))^2+[.$D$7]^4*(COS(([.A29]-[.$B$8])*PI()/180))^2))" office:value-type="float" office:value="1.54347155728845" calcext:value-type="float">
            <text:p>1,5434715573</text:p>
          </table:table-cell>
          <table:table-cell/>
          <table:table-cell table:formula="of:=[.$F$11]-[.A29]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7" table:formula="of:=[.A29]+1" office:value-type="float" office:value="19" calcext:value-type="float">
            <text:p>19</text:p>
          </table:table-cell>
          <table:table-cell table:style-name="ce7"/>
          <table:table-cell table:style-name="ce3" table:formula="of:=180/PI()*([.B30]*10^(-3)/((((COS(([.A30]-[.$B$8])*PI()/180))^2/([.$D$6]^2)+(SIN(([.A30]-[.$B$8])*PI()/180))^2/([.$D$7]^2))^(-0.5)-1)*2*([.$B$7]*10^(-3)-(2*[.$B$6]*10^(-3))/((((COS(([.A30]-[.$B$8])*PI()/180))^2/([.$D$6]^2)+(SIN(([.A30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0]-[.$B$8])*PI()/180))^2+[.$D$7]^2*(COS(([.A30]-[.$B$8])*PI()/180))^2)/SQRT([.$D$6]^4*(SIN(([.A30]-[.$B$8])*PI()/180))^2+[.$D$7]^4*(COS(([.A30]-[.$B$8])*PI()/180))^2))" office:value-type="float" office:value="1.62700565723142" calcext:value-type="float">
            <text:p>1,6270056572</text:p>
          </table:table-cell>
          <table:table-cell/>
          <table:table-cell table:formula="of:=[.$F$11]-[.A30]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7" table:formula="of:=[.A30]+1" office:value-type="float" office:value="20" calcext:value-type="float">
            <text:p>20</text:p>
          </table:table-cell>
          <table:table-cell table:style-name="ce7"/>
          <table:table-cell table:style-name="ce3" table:formula="of:=180/PI()*([.B31]*10^(-3)/((((COS(([.A31]-[.$B$8])*PI()/180))^2/([.$D$6]^2)+(SIN(([.A31]-[.$B$8])*PI()/180))^2/([.$D$7]^2))^(-0.5)-1)*2*([.$B$7]*10^(-3)-(2*[.$B$6]*10^(-3))/((((COS(([.A31]-[.$B$8])*PI()/180))^2/([.$D$6]^2)+(SIN(([.A3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1]-[.$B$8])*PI()/180))^2+[.$D$7]^2*(COS(([.A31]-[.$B$8])*PI()/180))^2)/SQRT([.$D$6]^4*(SIN(([.A31]-[.$B$8])*PI()/180))^2+[.$D$7]^4*(COS(([.A31]-[.$B$8])*PI()/180))^2))" office:value-type="float" office:value="1.70879600482506" calcext:value-type="float">
            <text:p>1,7087960048</text:p>
          </table:table-cell>
          <table:table-cell/>
          <table:table-cell table:formula="of:=[.$F$11]-[.A31]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7" table:formula="of:=[.A31]+1" office:value-type="float" office:value="21" calcext:value-type="float">
            <text:p>21</text:p>
          </table:table-cell>
          <table:table-cell table:style-name="ce7"/>
          <table:table-cell table:style-name="ce3" table:formula="of:=180/PI()*([.B32]*10^(-3)/((((COS(([.A32]-[.$B$8])*PI()/180))^2/([.$D$6]^2)+(SIN(([.A32]-[.$B$8])*PI()/180))^2/([.$D$7]^2))^(-0.5)-1)*2*([.$B$7]*10^(-3)-(2*[.$B$6]*10^(-3))/((((COS(([.A32]-[.$B$8])*PI()/180))^2/([.$D$6]^2)+(SIN(([.A32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2]-[.$B$8])*PI()/180))^2+[.$D$7]^2*(COS(([.A32]-[.$B$8])*PI()/180))^2)/SQRT([.$D$6]^4*(SIN(([.A32]-[.$B$8])*PI()/180))^2+[.$D$7]^4*(COS(([.A32]-[.$B$8])*PI()/180))^2))" office:value-type="float" office:value="1.78874960344864" calcext:value-type="float">
            <text:p>1,7887496034</text:p>
          </table:table-cell>
          <table:table-cell/>
          <table:table-cell table:formula="of:=[.$F$11]-[.A32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7" table:formula="of:=[.A32]+1" office:value-type="float" office:value="22" calcext:value-type="float">
            <text:p>22</text:p>
          </table:table-cell>
          <table:table-cell table:style-name="ce7"/>
          <table:table-cell table:style-name="ce3" table:formula="of:=180/PI()*([.B33]*10^(-3)/((((COS(([.A33]-[.$B$8])*PI()/180))^2/([.$D$6]^2)+(SIN(([.A33]-[.$B$8])*PI()/180))^2/([.$D$7]^2))^(-0.5)-1)*2*([.$B$7]*10^(-3)-(2*[.$B$6]*10^(-3))/((((COS(([.A33]-[.$B$8])*PI()/180))^2/([.$D$6]^2)+(SIN(([.A3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3]-[.$B$8])*PI()/180))^2+[.$D$7]^2*(COS(([.A33]-[.$B$8])*PI()/180))^2)/SQRT([.$D$6]^4*(SIN(([.A33]-[.$B$8])*PI()/180))^2+[.$D$7]^4*(COS(([.A33]-[.$B$8])*PI()/180))^2))" office:value-type="float" office:value="1.86677463072846" calcext:value-type="float">
            <text:p>1,8667746307</text:p>
          </table:table-cell>
          <table:table-cell/>
          <table:table-cell table:formula="of:=[.$F$11]-[.A33]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7" table:formula="of:=[.A33]+1" office:value-type="float" office:value="23" calcext:value-type="float">
            <text:p>23</text:p>
          </table:table-cell>
          <table:table-cell table:style-name="ce7" office:value-type="float" office:value="9.24" calcext:value-type="float">
            <text:p>9,24</text:p>
          </table:table-cell>
          <table:table-cell table:style-name="ce3" table:formula="of:=180/PI()*([.B34]*10^(-3)/((((COS(([.A34]-[.$B$8])*PI()/180))^2/([.$D$6]^2)+(SIN(([.A34]-[.$B$8])*PI()/180))^2/([.$D$7]^2))^(-0.5)-1)*2*([.$B$7]*10^(-3)-(2*[.$B$6]*10^(-3))/((((COS(([.A34]-[.$B$8])*PI()/180))^2/([.$D$6]^2)+(SIN(([.A34]-[.$B$8])*PI()/180))^2/([.$D$7]^2))^(-0.5)-1)*2))))" office:value-type="float" office:value="2.00723409701361" calcext:value-type="float">
            <text:p>2,007234097</text:p>
          </table:table-cell>
          <table:table-cell table:style-name="ce23" table:formula="of:=180/PI()*ACOS(([.$D$6]^2*(SIN(([.A34]-[.$B$8])*PI()/180))^2+[.$D$7]^2*(COS(([.A34]-[.$B$8])*PI()/180))^2)/SQRT([.$D$6]^4*(SIN(([.A34]-[.$B$8])*PI()/180))^2+[.$D$7]^4*(COS(([.A34]-[.$B$8])*PI()/180))^2))" office:value-type="float" office:value="1.94278051939387" calcext:value-type="float">
            <text:p>1,9427805194</text:p>
          </table:table-cell>
          <table:table-cell/>
          <table:table-cell table:formula="of:=[.$F$11]-[.A34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7" table:formula="of:=[.A34]+1" office:value-type="float" office:value="24" calcext:value-type="float">
            <text:p>24</text:p>
          </table:table-cell>
          <table:table-cell table:style-name="ce7"/>
          <table:table-cell table:style-name="ce3" table:formula="of:=180/PI()*([.B35]*10^(-3)/((((COS(([.A35]-[.$B$8])*PI()/180))^2/([.$D$6]^2)+(SIN(([.A35]-[.$B$8])*PI()/180))^2/([.$D$7]^2))^(-0.5)-1)*2*([.$B$7]*10^(-3)-(2*[.$B$6]*10^(-3))/((((COS(([.A35]-[.$B$8])*PI()/180))^2/([.$D$6]^2)+(SIN(([.A3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5]-[.$B$8])*PI()/180))^2+[.$D$7]^2*(COS(([.A35]-[.$B$8])*PI()/180))^2)/SQRT([.$D$6]^4*(SIN(([.A35]-[.$B$8])*PI()/180))^2+[.$D$7]^4*(COS(([.A35]-[.$B$8])*PI()/180))^2))" office:value-type="float" office:value="2.0166780406513" calcext:value-type="float">
            <text:p>2,0166780407</text:p>
          </table:table-cell>
          <table:table-cell/>
          <table:table-cell table:formula="of:=[.$F$11]-[.A35]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7" table:formula="of:=[.A35]+1" office:value-type="float" office:value="25" calcext:value-type="float">
            <text:p>25</text:p>
          </table:table-cell>
          <table:table-cell table:style-name="ce7"/>
          <table:table-cell table:style-name="ce3" table:formula="of:=180/PI()*([.B36]*10^(-3)/((((COS(([.A36]-[.$B$8])*PI()/180))^2/([.$D$6]^2)+(SIN(([.A36]-[.$B$8])*PI()/180))^2/([.$D$7]^2))^(-0.5)-1)*2*([.$B$7]*10^(-3)-(2*[.$B$6]*10^(-3))/((((COS(([.A36]-[.$B$8])*PI()/180))^2/([.$D$6]^2)+(SIN(([.A36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6]-[.$B$8])*PI()/180))^2+[.$D$7]^2*(COS(([.A36]-[.$B$8])*PI()/180))^2)/SQRT([.$D$6]^4*(SIN(([.A36]-[.$B$8])*PI()/180))^2+[.$D$7]^4*(COS(([.A36]-[.$B$8])*PI()/180))^2))" office:value-type="float" office:value="2.08837939013346" calcext:value-type="float">
            <text:p>2,0883793901</text:p>
          </table:table-cell>
          <table:table-cell/>
          <table:table-cell table:formula="of:=[.$F$11]-[.A36]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7" table:formula="of:=[.A36]+1" office:value-type="float" office:value="26" calcext:value-type="float">
            <text:p>26</text:p>
          </table:table-cell>
          <table:table-cell table:style-name="ce7"/>
          <table:table-cell table:style-name="ce3" table:formula="of:=180/PI()*([.B37]*10^(-3)/((((COS(([.A37]-[.$B$8])*PI()/180))^2/([.$D$6]^2)+(SIN(([.A37]-[.$B$8])*PI()/180))^2/([.$D$7]^2))^(-0.5)-1)*2*([.$B$7]*10^(-3)-(2*[.$B$6]*10^(-3))/((((COS(([.A37]-[.$B$8])*PI()/180))^2/([.$D$6]^2)+(SIN(([.A3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7]-[.$B$8])*PI()/180))^2+[.$D$7]^2*(COS(([.A37]-[.$B$8])*PI()/180))^2)/SQRT([.$D$6]^4*(SIN(([.A37]-[.$B$8])*PI()/180))^2+[.$D$7]^4*(COS(([.A37]-[.$B$8])*PI()/180))^2))" office:value-type="float" office:value="2.15779827648055" calcext:value-type="float">
            <text:p>2,1577982765</text:p>
          </table:table-cell>
          <table:table-cell/>
          <table:table-cell table:formula="of:=[.$F$11]-[.A37]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7" table:formula="of:=[.A37]+1" office:value-type="float" office:value="27" calcext:value-type="float">
            <text:p>27</text:p>
          </table:table-cell>
          <table:table-cell table:style-name="ce7"/>
          <table:table-cell table:style-name="ce3" table:formula="of:=180/PI()*([.B38]*10^(-3)/((((COS(([.A38]-[.$B$8])*PI()/180))^2/([.$D$6]^2)+(SIN(([.A38]-[.$B$8])*PI()/180))^2/([.$D$7]^2))^(-0.5)-1)*2*([.$B$7]*10^(-3)-(2*[.$B$6]*10^(-3))/((((COS(([.A38]-[.$B$8])*PI()/180))^2/([.$D$6]^2)+(SIN(([.A38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8]-[.$B$8])*PI()/180))^2+[.$D$7]^2*(COS(([.A38]-[.$B$8])*PI()/180))^2)/SQRT([.$D$6]^4*(SIN(([.A38]-[.$B$8])*PI()/180))^2+[.$D$7]^4*(COS(([.A38]-[.$B$8])*PI()/180))^2))" office:value-type="float" office:value="2.22485001259429" calcext:value-type="float">
            <text:p>2,2248500126</text:p>
          </table:table-cell>
          <table:table-cell/>
          <table:table-cell table:formula="of:=[.$F$11]-[.A38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7" table:formula="of:=[.A38]+1" office:value-type="float" office:value="28" calcext:value-type="float">
            <text:p>28</text:p>
          </table:table-cell>
          <table:table-cell table:style-name="ce7"/>
          <table:table-cell table:style-name="ce3" table:formula="of:=180/PI()*([.B39]*10^(-3)/((((COS(([.A39]-[.$B$8])*PI()/180))^2/([.$D$6]^2)+(SIN(([.A39]-[.$B$8])*PI()/180))^2/([.$D$7]^2))^(-0.5)-1)*2*([.$B$7]*10^(-3)-(2*[.$B$6]*10^(-3))/((((COS(([.A39]-[.$B$8])*PI()/180))^2/([.$D$6]^2)+(SIN(([.A3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39]-[.$B$8])*PI()/180))^2+[.$D$7]^2*(COS(([.A39]-[.$B$8])*PI()/180))^2)/SQRT([.$D$6]^4*(SIN(([.A39]-[.$B$8])*PI()/180))^2+[.$D$7]^4*(COS(([.A39]-[.$B$8])*PI()/180))^2))" office:value-type="float" office:value="2.28945160958459" calcext:value-type="float">
            <text:p>2,2894516096</text:p>
          </table:table-cell>
          <table:table-cell/>
          <table:table-cell table:formula="of:=[.$F$11]-[.A3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7" table:formula="of:=[.A39]+1" office:value-type="float" office:value="29" calcext:value-type="float">
            <text:p>29</text:p>
          </table:table-cell>
          <table:table-cell table:style-name="ce7" office:value-type="float" office:value="10.47" calcext:value-type="float">
            <text:p>10,47</text:p>
          </table:table-cell>
          <table:table-cell table:style-name="ce3" table:formula="of:=180/PI()*([.B40]*10^(-3)/((((COS(([.A40]-[.$B$8])*PI()/180))^2/([.$D$6]^2)+(SIN(([.A40]-[.$B$8])*PI()/180))^2/([.$D$7]^2))^(-0.5)-1)*2*([.$B$7]*10^(-3)-(2*[.$B$6]*10^(-3))/((((COS(([.A40]-[.$B$8])*PI()/180))^2/([.$D$6]^2)+(SIN(([.A40]-[.$B$8])*PI()/180))^2/([.$D$7]^2))^(-0.5)-1)*2))))" office:value-type="float" office:value="2.25421755976737" calcext:value-type="float">
            <text:p>2,2542175598</text:p>
          </table:table-cell>
          <table:table-cell table:style-name="ce23" table:formula="of:=180/PI()*ACOS(([.$D$6]^2*(SIN(([.A40]-[.$B$8])*PI()/180))^2+[.$D$7]^2*(COS(([.A40]-[.$B$8])*PI()/180))^2)/SQRT([.$D$6]^4*(SIN(([.A40]-[.$B$8])*PI()/180))^2+[.$D$7]^4*(COS(([.A40]-[.$B$8])*PI()/180))^2))" office:value-type="float" office:value="2.35152187343052" calcext:value-type="float">
            <text:p>2,3515218734</text:p>
          </table:table-cell>
          <table:table-cell/>
          <table:table-cell table:formula="of:=[.$F$11]-[.A40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7" table:formula="of:=[.A40]+1" office:value-type="float" office:value="30" calcext:value-type="float">
            <text:p>30</text:p>
          </table:table-cell>
          <table:table-cell table:style-name="ce7"/>
          <table:table-cell table:style-name="ce3" table:formula="of:=180/PI()*([.B41]*10^(-3)/((((COS(([.A41]-[.$B$8])*PI()/180))^2/([.$D$6]^2)+(SIN(([.A41]-[.$B$8])*PI()/180))^2/([.$D$7]^2))^(-0.5)-1)*2*([.$B$7]*10^(-3)-(2*[.$B$6]*10^(-3))/((((COS(([.A41]-[.$B$8])*PI()/180))^2/([.$D$6]^2)+(SIN(([.A4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1]-[.$B$8])*PI()/180))^2+[.$D$7]^2*(COS(([.A41]-[.$B$8])*PI()/180))^2)/SQRT([.$D$6]^4*(SIN(([.A41]-[.$B$8])*PI()/180))^2+[.$D$7]^4*(COS(([.A41]-[.$B$8])*PI()/180))^2))" office:value-type="float" office:value="2.41098150434228" calcext:value-type="float">
            <text:p>2,4109815043</text:p>
          </table:table-cell>
          <table:table-cell/>
          <table:table-cell table:formula="of:=[.$F$11]-[.A41]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7" table:formula="of:=[.A41]+1" office:value-type="float" office:value="31" calcext:value-type="float">
            <text:p>31</text:p>
          </table:table-cell>
          <table:table-cell table:style-name="ce7"/>
          <table:table-cell table:style-name="ce3" table:formula="of:=180/PI()*([.B42]*10^(-3)/((((COS(([.A42]-[.$B$8])*PI()/180))^2/([.$D$6]^2)+(SIN(([.A42]-[.$B$8])*PI()/180))^2/([.$D$7]^2))^(-0.5)-1)*2*([.$B$7]*10^(-3)-(2*[.$B$6]*10^(-3))/((((COS(([.A42]-[.$B$8])*PI()/180))^2/([.$D$6]^2)+(SIN(([.A42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2]-[.$B$8])*PI()/180))^2+[.$D$7]^2*(COS(([.A42]-[.$B$8])*PI()/180))^2)/SQRT([.$D$6]^4*(SIN(([.A42]-[.$B$8])*PI()/180))^2+[.$D$7]^4*(COS(([.A42]-[.$B$8])*PI()/180))^2))" office:value-type="float" office:value="2.46775319880921" calcext:value-type="float">
            <text:p>2,4677531988</text:p>
          </table:table-cell>
          <table:table-cell/>
          <table:table-cell table:formula="of:=[.$F$11]-[.A42]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7" table:formula="of:=[.A42]+1" office:value-type="float" office:value="32" calcext:value-type="float">
            <text:p>32</text:p>
          </table:table-cell>
          <table:table-cell table:style-name="ce7"/>
          <table:table-cell table:style-name="ce3" table:formula="of:=180/PI()*([.B43]*10^(-3)/((((COS(([.A43]-[.$B$8])*PI()/180))^2/([.$D$6]^2)+(SIN(([.A43]-[.$B$8])*PI()/180))^2/([.$D$7]^2))^(-0.5)-1)*2*([.$B$7]*10^(-3)-(2*[.$B$6]*10^(-3))/((((COS(([.A43]-[.$B$8])*PI()/180))^2/([.$D$6]^2)+(SIN(([.A4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3]-[.$B$8])*PI()/180))^2+[.$D$7]^2*(COS(([.A43]-[.$B$8])*PI()/180))^2)/SQRT([.$D$6]^4*(SIN(([.A43]-[.$B$8])*PI()/180))^2+[.$D$7]^4*(COS(([.A43]-[.$B$8])*PI()/180))^2))" office:value-type="float" office:value="2.52176175429383" calcext:value-type="float">
            <text:p>2,5217617543</text:p>
          </table:table-cell>
          <table:table-cell/>
          <table:table-cell table:formula="of:=[.$F$11]-[.A43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7" table:formula="of:=[.A43]+1" office:value-type="float" office:value="33" calcext:value-type="float">
            <text:p>33</text:p>
          </table:table-cell>
          <table:table-cell table:style-name="ce7"/>
          <table:table-cell table:style-name="ce3" table:formula="of:=180/PI()*([.B44]*10^(-3)/((((COS(([.A44]-[.$B$8])*PI()/180))^2/([.$D$6]^2)+(SIN(([.A44]-[.$B$8])*PI()/180))^2/([.$D$7]^2))^(-0.5)-1)*2*([.$B$7]*10^(-3)-(2*[.$B$6]*10^(-3))/((((COS(([.A44]-[.$B$8])*PI()/180))^2/([.$D$6]^2)+(SIN(([.A44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4]-[.$B$8])*PI()/180))^2+[.$D$7]^2*(COS(([.A44]-[.$B$8])*PI()/180))^2)/SQRT([.$D$6]^4*(SIN(([.A44]-[.$B$8])*PI()/180))^2+[.$D$7]^4*(COS(([.A44]-[.$B$8])*PI()/180))^2))" office:value-type="float" office:value="2.57293417651305" calcext:value-type="float">
            <text:p>2,5729341765</text:p>
          </table:table-cell>
          <table:table-cell/>
          <table:table-cell table:formula="of:=[.$F$11]-[.A44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7" table:formula="of:=[.A44]+1" office:value-type="float" office:value="34" calcext:value-type="float">
            <text:p>34</text:p>
          </table:table-cell>
          <table:table-cell table:style-name="ce7"/>
          <table:table-cell table:style-name="ce3" table:formula="of:=180/PI()*([.B45]*10^(-3)/((((COS(([.A45]-[.$B$8])*PI()/180))^2/([.$D$6]^2)+(SIN(([.A45]-[.$B$8])*PI()/180))^2/([.$D$7]^2))^(-0.5)-1)*2*([.$B$7]*10^(-3)-(2*[.$B$6]*10^(-3))/((((COS(([.A45]-[.$B$8])*PI()/180))^2/([.$D$6]^2)+(SIN(([.A4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5]-[.$B$8])*PI()/180))^2+[.$D$7]^2*(COS(([.A45]-[.$B$8])*PI()/180))^2)/SQRT([.$D$6]^4*(SIN(([.A45]-[.$B$8])*PI()/180))^2+[.$D$7]^4*(COS(([.A45]-[.$B$8])*PI()/180))^2))" office:value-type="float" office:value="2.62119978922923" calcext:value-type="float">
            <text:p>2,6211997892</text:p>
          </table:table-cell>
          <table:table-cell/>
          <table:table-cell table:formula="of:=[.$F$11]-[.A45]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7" table:formula="of:=[.A45]+1" office:value-type="float" office:value="35" calcext:value-type="float">
            <text:p>35</text:p>
          </table:table-cell>
          <table:table-cell table:style-name="ce7" office:value-type="float" office:value="12.26" calcext:value-type="float">
            <text:p>12,26</text:p>
          </table:table-cell>
          <table:table-cell table:style-name="ce3" table:formula="of:=180/PI()*([.B46]*10^(-3)/((((COS(([.A46]-[.$B$8])*PI()/180))^2/([.$D$6]^2)+(SIN(([.A46]-[.$B$8])*PI()/180))^2/([.$D$7]^2))^(-0.5)-1)*2*([.$B$7]*10^(-3)-(2*[.$B$6]*10^(-3))/((((COS(([.A46]-[.$B$8])*PI()/180))^2/([.$D$6]^2)+(SIN(([.A46]-[.$B$8])*PI()/180))^2/([.$D$7]^2))^(-0.5)-1)*2))))" office:value-type="float" office:value="2.61235691772562" calcext:value-type="float">
            <text:p>2,6123569177</text:p>
          </table:table-cell>
          <table:table-cell table:style-name="ce23" table:formula="of:=180/PI()*ACOS(([.$D$6]^2*(SIN(([.A46]-[.$B$8])*PI()/180))^2+[.$D$7]^2*(COS(([.A46]-[.$B$8])*PI()/180))^2)/SQRT([.$D$6]^4*(SIN(([.A46]-[.$B$8])*PI()/180))^2+[.$D$7]^4*(COS(([.A46]-[.$B$8])*PI()/180))^2))" office:value-type="float" office:value="2.66649034645285" calcext:value-type="float">
            <text:p>2,6664903465</text:p>
          </table:table-cell>
          <table:table-cell/>
          <table:table-cell table:formula="of:=[.$F$11]-[.A46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7" table:formula="of:=[.A46]+1" office:value-type="float" office:value="36" calcext:value-type="float">
            <text:p>36</text:p>
          </table:table-cell>
          <table:table-cell table:style-name="ce7"/>
          <table:table-cell table:style-name="ce3" table:formula="of:=180/PI()*([.B47]*10^(-3)/((((COS(([.A47]-[.$B$8])*PI()/180))^2/([.$D$6]^2)+(SIN(([.A47]-[.$B$8])*PI()/180))^2/([.$D$7]^2))^(-0.5)-1)*2*([.$B$7]*10^(-3)-(2*[.$B$6]*10^(-3))/((((COS(([.A47]-[.$B$8])*PI()/180))^2/([.$D$6]^2)+(SIN(([.A4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7]-[.$B$8])*PI()/180))^2+[.$D$7]^2*(COS(([.A47]-[.$B$8])*PI()/180))^2)/SQRT([.$D$6]^4*(SIN(([.A47]-[.$B$8])*PI()/180))^2+[.$D$7]^4*(COS(([.A47]-[.$B$8])*PI()/180))^2))" office:value-type="float" office:value="2.70874014693091" calcext:value-type="float">
            <text:p>2,7087401469</text:p>
          </table:table-cell>
          <table:table-cell/>
          <table:table-cell table:formula="of:=[.$F$11]-[.A47]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7" table:formula="of:=[.A47]+1" office:value-type="float" office:value="37" calcext:value-type="float">
            <text:p>37</text:p>
          </table:table-cell>
          <table:table-cell table:style-name="ce7"/>
          <table:table-cell table:style-name="ce3" table:formula="of:=180/PI()*([.B48]*10^(-3)/((((COS(([.A48]-[.$B$8])*PI()/180))^2/([.$D$6]^2)+(SIN(([.A48]-[.$B$8])*PI()/180))^2/([.$D$7]^2))^(-0.5)-1)*2*([.$B$7]*10^(-3)-(2*[.$B$6]*10^(-3))/((((COS(([.A48]-[.$B$8])*PI()/180))^2/([.$D$6]^2)+(SIN(([.A48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8]-[.$B$8])*PI()/180))^2+[.$D$7]^2*(COS(([.A48]-[.$B$8])*PI()/180))^2)/SQRT([.$D$6]^4*(SIN(([.A48]-[.$B$8])*PI()/180))^2+[.$D$7]^4*(COS(([.A48]-[.$B$8])*PI()/180))^2))" office:value-type="float" office:value="2.7478861507816" calcext:value-type="float">
            <text:p>2,7478861508</text:p>
          </table:table-cell>
          <table:table-cell/>
          <table:table-cell table:formula="of:=[.$F$11]-[.A48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7" table:formula="of:=[.A48]+1" office:value-type="float" office:value="38" calcext:value-type="float">
            <text:p>38</text:p>
          </table:table-cell>
          <table:table-cell table:style-name="ce7"/>
          <table:table-cell table:style-name="ce3" table:formula="of:=180/PI()*([.B49]*10^(-3)/((((COS(([.A49]-[.$B$8])*PI()/180))^2/([.$D$6]^2)+(SIN(([.A49]-[.$B$8])*PI()/180))^2/([.$D$7]^2))^(-0.5)-1)*2*([.$B$7]*10^(-3)-(2*[.$B$6]*10^(-3))/((((COS(([.A49]-[.$B$8])*PI()/180))^2/([.$D$6]^2)+(SIN(([.A4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49]-[.$B$8])*PI()/180))^2+[.$D$7]^2*(COS(([.A49]-[.$B$8])*PI()/180))^2)/SQRT([.$D$6]^4*(SIN(([.A49]-[.$B$8])*PI()/180))^2+[.$D$7]^4*(COS(([.A49]-[.$B$8])*PI()/180))^2))" office:value-type="float" office:value="2.78386809809834" calcext:value-type="float">
            <text:p>2,7838680981</text:p>
          </table:table-cell>
          <table:table-cell/>
          <table:table-cell table:formula="of:=[.$F$11]-[.A49]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7" table:formula="of:=[.A49]+1" office:value-type="float" office:value="39" calcext:value-type="float">
            <text:p>39</text:p>
          </table:table-cell>
          <table:table-cell table:style-name="ce7"/>
          <table:table-cell table:style-name="ce3" table:formula="of:=180/PI()*([.B50]*10^(-3)/((((COS(([.A50]-[.$B$8])*PI()/180))^2/([.$D$6]^2)+(SIN(([.A50]-[.$B$8])*PI()/180))^2/([.$D$7]^2))^(-0.5)-1)*2*([.$B$7]*10^(-3)-(2*[.$B$6]*10^(-3))/((((COS(([.A50]-[.$B$8])*PI()/180))^2/([.$D$6]^2)+(SIN(([.A50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0]-[.$B$8])*PI()/180))^2+[.$D$7]^2*(COS(([.A50]-[.$B$8])*PI()/180))^2)/SQRT([.$D$6]^4*(SIN(([.A50]-[.$B$8])*PI()/180))^2+[.$D$7]^4*(COS(([.A50]-[.$B$8])*PI()/180))^2))" office:value-type="float" office:value="2.8166286293314" calcext:value-type="float">
            <text:p>2,8166286293</text:p>
          </table:table-cell>
          <table:table-cell/>
          <table:table-cell table:formula="of:=[.$F$11]-[.A50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7" table:formula="of:=[.A50]+1" office:value-type="float" office:value="40" calcext:value-type="float">
            <text:p>40</text:p>
          </table:table-cell>
          <table:table-cell table:style-name="ce7"/>
          <table:table-cell table:style-name="ce3" table:formula="of:=180/PI()*([.B51]*10^(-3)/((((COS(([.A51]-[.$B$8])*PI()/180))^2/([.$D$6]^2)+(SIN(([.A51]-[.$B$8])*PI()/180))^2/([.$D$7]^2))^(-0.5)-1)*2*([.$B$7]*10^(-3)-(2*[.$B$6]*10^(-3))/((((COS(([.A51]-[.$B$8])*PI()/180))^2/([.$D$6]^2)+(SIN(([.A5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1]-[.$B$8])*PI()/180))^2+[.$D$7]^2*(COS(([.A51]-[.$B$8])*PI()/180))^2)/SQRT([.$D$6]^4*(SIN(([.A51]-[.$B$8])*PI()/180))^2+[.$D$7]^4*(COS(([.A51]-[.$B$8])*PI()/180))^2))" office:value-type="float" office:value="2.84611340722324" calcext:value-type="float">
            <text:p>2,8461134072</text:p>
          </table:table-cell>
          <table:table-cell/>
          <table:table-cell table:formula="of:=[.$F$11]-[.A51]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7" table:formula="of:=[.A51]+1" office:value-type="float" office:value="41" calcext:value-type="float">
            <text:p>41</text:p>
          </table:table-cell>
          <table:table-cell table:style-name="ce7" office:value-type="float" office:value="12.99" calcext:value-type="float">
            <text:p>12,99</text:p>
          </table:table-cell>
          <table:table-cell table:style-name="ce3" table:formula="of:=180/PI()*([.B52]*10^(-3)/((((COS(([.A52]-[.$B$8])*PI()/180))^2/([.$D$6]^2)+(SIN(([.A52]-[.$B$8])*PI()/180))^2/([.$D$7]^2))^(-0.5)-1)*2*([.$B$7]*10^(-3)-(2*[.$B$6]*10^(-3))/((((COS(([.A52]-[.$B$8])*PI()/180))^2/([.$D$6]^2)+(SIN(([.A52]-[.$B$8])*PI()/180))^2/([.$D$7]^2))^(-0.5)-1)*2))))" office:value-type="float" office:value="2.73656108335823" calcext:value-type="float">
            <text:p>2,7365610834</text:p>
          </table:table-cell>
          <table:table-cell table:style-name="ce23" table:formula="of:=180/PI()*ACOS(([.$D$6]^2*(SIN(([.A52]-[.$B$8])*PI()/180))^2+[.$D$7]^2*(COS(([.A52]-[.$B$8])*PI()/180))^2)/SQRT([.$D$6]^4*(SIN(([.A52]-[.$B$8])*PI()/180))^2+[.$D$7]^4*(COS(([.A52]-[.$B$8])*PI()/180))^2))" office:value-type="float" office:value="2.87227124004533" calcext:value-type="float">
            <text:p>2,87227124</text:p>
          </table:table-cell>
          <table:table-cell/>
          <table:table-cell table:formula="of:=[.$F$11]-[.A5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7" table:formula="of:=[.A52]+1" office:value-type="float" office:value="42" calcext:value-type="float">
            <text:p>42</text:p>
          </table:table-cell>
          <table:table-cell table:style-name="ce7"/>
          <table:table-cell table:style-name="ce3" table:formula="of:=180/PI()*([.B53]*10^(-3)/((((COS(([.A53]-[.$B$8])*PI()/180))^2/([.$D$6]^2)+(SIN(([.A53]-[.$B$8])*PI()/180))^2/([.$D$7]^2))^(-0.5)-1)*2*([.$B$7]*10^(-3)-(2*[.$B$6]*10^(-3))/((((COS(([.A53]-[.$B$8])*PI()/180))^2/([.$D$6]^2)+(SIN(([.A5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3]-[.$B$8])*PI()/180))^2+[.$D$7]^2*(COS(([.A53]-[.$B$8])*PI()/180))^2)/SQRT([.$D$6]^4*(SIN(([.A53]-[.$B$8])*PI()/180))^2+[.$D$7]^4*(COS(([.A53]-[.$B$8])*PI()/180))^2))" office:value-type="float" office:value="2.8950542058593" calcext:value-type="float">
            <text:p>2,8950542059</text:p>
          </table:table-cell>
          <table:table-cell/>
          <table:table-cell table:formula="of:=[.$F$11]-[.A53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7" table:formula="of:=[.A53]+1" office:value-type="float" office:value="43" calcext:value-type="float">
            <text:p>43</text:p>
          </table:table-cell>
          <table:table-cell table:style-name="ce7"/>
          <table:table-cell table:style-name="ce3" table:formula="of:=180/PI()*([.B54]*10^(-3)/((((COS(([.A54]-[.$B$8])*PI()/180))^2/([.$D$6]^2)+(SIN(([.A54]-[.$B$8])*PI()/180))^2/([.$D$7]^2))^(-0.5)-1)*2*([.$B$7]*10^(-3)-(2*[.$B$6]*10^(-3))/((((COS(([.A54]-[.$B$8])*PI()/180))^2/([.$D$6]^2)+(SIN(([.A54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4]-[.$B$8])*PI()/180))^2+[.$D$7]^2*(COS(([.A54]-[.$B$8])*PI()/180))^2)/SQRT([.$D$6]^4*(SIN(([.A54]-[.$B$8])*PI()/180))^2+[.$D$7]^4*(COS(([.A54]-[.$B$8])*PI()/180))^2))" office:value-type="float" office:value="2.91441777749404" calcext:value-type="float">
            <text:p>2,9144177775</text:p>
          </table:table-cell>
          <table:table-cell/>
          <table:table-cell table:formula="of:=[.$F$11]-[.A54]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7" table:formula="of:=[.A54]+1" office:value-type="float" office:value="44" calcext:value-type="float">
            <text:p>44</text:p>
          </table:table-cell>
          <table:table-cell table:style-name="ce7"/>
          <table:table-cell table:style-name="ce3" table:formula="of:=180/PI()*([.B55]*10^(-3)/((((COS(([.A55]-[.$B$8])*PI()/180))^2/([.$D$6]^2)+(SIN(([.A55]-[.$B$8])*PI()/180))^2/([.$D$7]^2))^(-0.5)-1)*2*([.$B$7]*10^(-3)-(2*[.$B$6]*10^(-3))/((((COS(([.A55]-[.$B$8])*PI()/180))^2/([.$D$6]^2)+(SIN(([.A5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5]-[.$B$8])*PI()/180))^2+[.$D$7]^2*(COS(([.A55]-[.$B$8])*PI()/180))^2)/SQRT([.$D$6]^4*(SIN(([.A55]-[.$B$8])*PI()/180))^2+[.$D$7]^4*(COS(([.A55]-[.$B$8])*PI()/180))^2))" office:value-type="float" office:value="2.93032094790274" calcext:value-type="float">
            <text:p>2,9303209479</text:p>
          </table:table-cell>
          <table:table-cell/>
          <table:table-cell table:formula="of:=[.$F$11]-[.A55]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7" table:formula="of:=[.A55]+1" office:value-type="float" office:value="45" calcext:value-type="float">
            <text:p>45</text:p>
          </table:table-cell>
          <table:table-cell table:style-name="ce7"/>
          <table:table-cell table:style-name="ce3" table:formula="of:=180/PI()*([.B56]*10^(-3)/((((COS(([.A56]-[.$B$8])*PI()/180))^2/([.$D$6]^2)+(SIN(([.A56]-[.$B$8])*PI()/180))^2/([.$D$7]^2))^(-0.5)-1)*2*([.$B$7]*10^(-3)-(2*[.$B$6]*10^(-3))/((((COS(([.A56]-[.$B$8])*PI()/180))^2/([.$D$6]^2)+(SIN(([.A56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6]-[.$B$8])*PI()/180))^2+[.$D$7]^2*(COS(([.A56]-[.$B$8])*PI()/180))^2)/SQRT([.$D$6]^4*(SIN(([.A56]-[.$B$8])*PI()/180))^2+[.$D$7]^4*(COS(([.A56]-[.$B$8])*PI()/180))^2))" office:value-type="float" office:value="2.94272635552798" calcext:value-type="float">
            <text:p>2,9427263555</text:p>
          </table:table-cell>
          <table:table-cell/>
          <table:table-cell table:formula="of:=[.$F$11]-[.A56]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7" table:formula="of:=[.A56]+1" office:value-type="float" office:value="46" calcext:value-type="float">
            <text:p>46</text:p>
          </table:table-cell>
          <table:table-cell table:style-name="ce7"/>
          <table:table-cell table:style-name="ce3" table:formula="of:=180/PI()*([.B57]*10^(-3)/((((COS(([.A57]-[.$B$8])*PI()/180))^2/([.$D$6]^2)+(SIN(([.A57]-[.$B$8])*PI()/180))^2/([.$D$7]^2))^(-0.5)-1)*2*([.$B$7]*10^(-3)-(2*[.$B$6]*10^(-3))/((((COS(([.A57]-[.$B$8])*PI()/180))^2/([.$D$6]^2)+(SIN(([.A5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7]-[.$B$8])*PI()/180))^2+[.$D$7]^2*(COS(([.A57]-[.$B$8])*PI()/180))^2)/SQRT([.$D$6]^4*(SIN(([.A57]-[.$B$8])*PI()/180))^2+[.$D$7]^4*(COS(([.A57]-[.$B$8])*PI()/180))^2))" office:value-type="float" office:value="2.95160040928368" calcext:value-type="float">
            <text:p>2,9516004093</text:p>
          </table:table-cell>
          <table:table-cell/>
          <table:table-cell table:formula="of:=[.$F$11]-[.A57]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7" table:formula="of:=[.A57]+1" office:value-type="float" office:value="47" calcext:value-type="float">
            <text:p>47</text:p>
          </table:table-cell>
          <table:table-cell table:style-name="ce7" office:value-type="float" office:value="13.88" calcext:value-type="float">
            <text:p>13,88</text:p>
          </table:table-cell>
          <table:table-cell table:style-name="ce3" table:formula="of:=180/PI()*([.B58]*10^(-3)/((((COS(([.A58]-[.$B$8])*PI()/180))^2/([.$D$6]^2)+(SIN(([.A58]-[.$B$8])*PI()/180))^2/([.$D$7]^2))^(-0.5)-1)*2*([.$B$7]*10^(-3)-(2*[.$B$6]*10^(-3))/((((COS(([.A58]-[.$B$8])*PI()/180))^2/([.$D$6]^2)+(SIN(([.A58]-[.$B$8])*PI()/180))^2/([.$D$7]^2))^(-0.5)-1)*2))))" office:value-type="float" office:value="2.88943181172698" calcext:value-type="float">
            <text:p>2,8894318117</text:p>
          </table:table-cell>
          <table:table-cell table:style-name="ce23" table:formula="of:=180/PI()*ACOS(([.$D$6]^2*(SIN(([.A58]-[.$B$8])*PI()/180))^2+[.$D$7]^2*(COS(([.A58]-[.$B$8])*PI()/180))^2)/SQRT([.$D$6]^4*(SIN(([.A58]-[.$B$8])*PI()/180))^2+[.$D$7]^4*(COS(([.A58]-[.$B$8])*PI()/180))^2))" office:value-type="float" office:value="2.95691341272246" calcext:value-type="float">
            <text:p>2,9569134127</text:p>
          </table:table-cell>
          <table:table-cell/>
          <table:table-cell table:formula="of:=[.$F$11]-[.A58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7" table:formula="of:=[.A58]+1" office:value-type="float" office:value="48" calcext:value-type="float">
            <text:p>48</text:p>
          </table:table-cell>
          <table:table-cell table:style-name="ce7"/>
          <table:table-cell table:style-name="ce3" table:formula="of:=180/PI()*([.B59]*10^(-3)/((((COS(([.A59]-[.$B$8])*PI()/180))^2/([.$D$6]^2)+(SIN(([.A59]-[.$B$8])*PI()/180))^2/([.$D$7]^2))^(-0.5)-1)*2*([.$B$7]*10^(-3)-(2*[.$B$6]*10^(-3))/((((COS(([.A59]-[.$B$8])*PI()/180))^2/([.$D$6]^2)+(SIN(([.A5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59]-[.$B$8])*PI()/180))^2+[.$D$7]^2*(COS(([.A59]-[.$B$8])*PI()/180))^2)/SQRT([.$D$6]^4*(SIN(([.A59]-[.$B$8])*PI()/180))^2+[.$D$7]^4*(COS(([.A59]-[.$B$8])*PI()/180))^2))" office:value-type="float" office:value="2.95863968693226" calcext:value-type="float">
            <text:p>2,9586396869</text:p>
          </table:table-cell>
          <table:table-cell/>
          <table:table-cell table:formula="of:=[.$F$11]-[.A59]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7" table:formula="of:=[.A59]+1" office:value-type="float" office:value="49" calcext:value-type="float">
            <text:p>49</text:p>
          </table:table-cell>
          <table:table-cell table:style-name="ce7"/>
          <table:table-cell table:style-name="ce3" table:formula="of:=180/PI()*([.B60]*10^(-3)/((((COS(([.A60]-[.$B$8])*PI()/180))^2/([.$D$6]^2)+(SIN(([.A60]-[.$B$8])*PI()/180))^2/([.$D$7]^2))^(-0.5)-1)*2*([.$B$7]*10^(-3)-(2*[.$B$6]*10^(-3))/((((COS(([.A60]-[.$B$8])*PI()/180))^2/([.$D$6]^2)+(SIN(([.A60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0]-[.$B$8])*PI()/180))^2+[.$D$7]^2*(COS(([.A60]-[.$B$8])*PI()/180))^2)/SQRT([.$D$6]^4*(SIN(([.A60]-[.$B$8])*PI()/180))^2+[.$D$7]^4*(COS(([.A60]-[.$B$8])*PI()/180))^2))" office:value-type="float" office:value="2.95675769167579" calcext:value-type="float">
            <text:p>2,9567576917</text:p>
          </table:table-cell>
          <table:table-cell/>
          <table:table-cell table:formula="of:=[.$F$11]-[.A60]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7" table:formula="of:=[.A60]+1" office:value-type="float" office:value="50" calcext:value-type="float">
            <text:p>50</text:p>
          </table:table-cell>
          <table:table-cell table:style-name="ce7"/>
          <table:table-cell table:style-name="ce3" table:formula="of:=180/PI()*([.B61]*10^(-3)/((((COS(([.A61]-[.$B$8])*PI()/180))^2/([.$D$6]^2)+(SIN(([.A61]-[.$B$8])*PI()/180))^2/([.$D$7]^2))^(-0.5)-1)*2*([.$B$7]*10^(-3)-(2*[.$B$6]*10^(-3))/((((COS(([.A61]-[.$B$8])*PI()/180))^2/([.$D$6]^2)+(SIN(([.A6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1]-[.$B$8])*PI()/180))^2+[.$D$7]^2*(COS(([.A61]-[.$B$8])*PI()/180))^2)/SQRT([.$D$6]^4*(SIN(([.A61]-[.$B$8])*PI()/180))^2+[.$D$7]^4*(COS(([.A61]-[.$B$8])*PI()/180))^2))" office:value-type="float" office:value="2.95125014426184" calcext:value-type="float">
            <text:p>2,9512501443</text:p>
          </table:table-cell>
          <table:table-cell/>
          <table:table-cell table:formula="of:=[.$F$11]-[.A61]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7" table:formula="of:=[.A61]+1" office:value-type="float" office:value="51" calcext:value-type="float">
            <text:p>51</text:p>
          </table:table-cell>
          <table:table-cell table:style-name="ce7"/>
          <table:table-cell table:style-name="ce3" table:formula="of:=180/PI()*([.B62]*10^(-3)/((((COS(([.A62]-[.$B$8])*PI()/180))^2/([.$D$6]^2)+(SIN(([.A62]-[.$B$8])*PI()/180))^2/([.$D$7]^2))^(-0.5)-1)*2*([.$B$7]*10^(-3)-(2*[.$B$6]*10^(-3))/((((COS(([.A62]-[.$B$8])*PI()/180))^2/([.$D$6]^2)+(SIN(([.A62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2]-[.$B$8])*PI()/180))^2+[.$D$7]^2*(COS(([.A62]-[.$B$8])*PI()/180))^2)/SQRT([.$D$6]^4*(SIN(([.A62]-[.$B$8])*PI()/180))^2+[.$D$7]^4*(COS(([.A62]-[.$B$8])*PI()/180))^2))" office:value-type="float" office:value="2.94210413559823" calcext:value-type="float">
            <text:p>2,9421041356</text:p>
          </table:table-cell>
          <table:table-cell/>
          <table:table-cell table:formula="of:=[.$F$11]-[.A62]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7" table:formula="of:=[.A62]+1" office:value-type="float" office:value="52" calcext:value-type="float">
            <text:p>52</text:p>
          </table:table-cell>
          <table:table-cell table:style-name="ce7"/>
          <table:table-cell table:style-name="ce3" table:formula="of:=180/PI()*([.B63]*10^(-3)/((((COS(([.A63]-[.$B$8])*PI()/180))^2/([.$D$6]^2)+(SIN(([.A63]-[.$B$8])*PI()/180))^2/([.$D$7]^2))^(-0.5)-1)*2*([.$B$7]*10^(-3)-(2*[.$B$6]*10^(-3))/((((COS(([.A63]-[.$B$8])*PI()/180))^2/([.$D$6]^2)+(SIN(([.A6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3]-[.$B$8])*PI()/180))^2+[.$D$7]^2*(COS(([.A63]-[.$B$8])*PI()/180))^2)/SQRT([.$D$6]^4*(SIN(([.A63]-[.$B$8])*PI()/180))^2+[.$D$7]^4*(COS(([.A63]-[.$B$8])*PI()/180))^2))" office:value-type="float" office:value="2.92931124287043" calcext:value-type="float">
            <text:p>2,9293112429</text:p>
          </table:table-cell>
          <table:table-cell/>
          <table:table-cell table:formula="of:=[.$F$11]-[.A6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7" table:formula="of:=[.A63]+1" office:value-type="float" office:value="53" calcext:value-type="float">
            <text:p>53</text:p>
          </table:table-cell>
          <table:table-cell table:style-name="ce7" office:value-type="float" office:value="13.9" calcext:value-type="float">
            <text:p>13,9</text:p>
          </table:table-cell>
          <table:table-cell table:style-name="ce3" table:formula="of:=180/PI()*([.B64]*10^(-3)/((((COS(([.A64]-[.$B$8])*PI()/180))^2/([.$D$6]^2)+(SIN(([.A64]-[.$B$8])*PI()/180))^2/([.$D$7]^2))^(-0.5)-1)*2*([.$B$7]*10^(-3)-(2*[.$B$6]*10^(-3))/((((COS(([.A64]-[.$B$8])*PI()/180))^2/([.$D$6]^2)+(SIN(([.A64]-[.$B$8])*PI()/180))^2/([.$D$7]^2))^(-0.5)-1)*2))))" office:value-type="float" office:value="2.8593153255783" calcext:value-type="float">
            <text:p>2,8593153256</text:p>
          </table:table-cell>
          <table:table-cell table:style-name="ce23" table:formula="of:=180/PI()*ACOS(([.$D$6]^2*(SIN(([.A64]-[.$B$8])*PI()/180))^2+[.$D$7]^2*(COS(([.A64]-[.$B$8])*PI()/180))^2)/SQRT([.$D$6]^4*(SIN(([.A64]-[.$B$8])*PI()/180))^2+[.$D$7]^4*(COS(([.A64]-[.$B$8])*PI()/180))^2))" office:value-type="float" office:value="2.91286763824282" calcext:value-type="float">
            <text:p>2,9128676382</text:p>
          </table:table-cell>
          <table:table-cell/>
          <table:table-cell table:formula="of:=[.$F$11]-[.A64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7" table:formula="of:=[.A64]+1" office:value-type="float" office:value="54" calcext:value-type="float">
            <text:p>54</text:p>
          </table:table-cell>
          <table:table-cell table:style-name="ce7"/>
          <table:table-cell table:style-name="ce3" table:formula="of:=180/PI()*([.B65]*10^(-3)/((((COS(([.A65]-[.$B$8])*PI()/180))^2/([.$D$6]^2)+(SIN(([.A65]-[.$B$8])*PI()/180))^2/([.$D$7]^2))^(-0.5)-1)*2*([.$B$7]*10^(-3)-(2*[.$B$6]*10^(-3))/((((COS(([.A65]-[.$B$8])*PI()/180))^2/([.$D$6]^2)+(SIN(([.A6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5]-[.$B$8])*PI()/180))^2+[.$D$7]^2*(COS(([.A65]-[.$B$8])*PI()/180))^2)/SQRT([.$D$6]^4*(SIN(([.A65]-[.$B$8])*PI()/180))^2+[.$D$7]^4*(COS(([.A65]-[.$B$8])*PI()/180))^2))" office:value-type="float" office:value="2.89277419297607" calcext:value-type="float">
            <text:p>2,892774193</text:p>
          </table:table-cell>
          <table:table-cell/>
          <table:table-cell table:formula="of:=[.$F$11]-[.A65]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7" table:formula="of:=[.A65]+1" office:value-type="float" office:value="55" calcext:value-type="float">
            <text:p>55</text:p>
          </table:table-cell>
          <table:table-cell table:style-name="ce7"/>
          <table:table-cell table:style-name="ce3" table:formula="of:=180/PI()*([.B66]*10^(-3)/((((COS(([.A66]-[.$B$8])*PI()/180))^2/([.$D$6]^2)+(SIN(([.A66]-[.$B$8])*PI()/180))^2/([.$D$7]^2))^(-0.5)-1)*2*([.$B$7]*10^(-3)-(2*[.$B$6]*10^(-3))/((((COS(([.A66]-[.$B$8])*PI()/180))^2/([.$D$6]^2)+(SIN(([.A66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6]-[.$B$8])*PI()/180))^2+[.$D$7]^2*(COS(([.A66]-[.$B$8])*PI()/180))^2)/SQRT([.$D$6]^4*(SIN(([.A66]-[.$B$8])*PI()/180))^2+[.$D$7]^4*(COS(([.A66]-[.$B$8])*PI()/180))^2))" office:value-type="float" office:value="2.86903657632514" calcext:value-type="float">
            <text:p>2,8690365763</text:p>
          </table:table-cell>
          <table:table-cell/>
          <table:table-cell table:formula="of:=[.$F$11]-[.A66]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7" table:formula="of:=[.A66]+1" office:value-type="float" office:value="56" calcext:value-type="float">
            <text:p>56</text:p>
          </table:table-cell>
          <table:table-cell table:style-name="ce7"/>
          <table:table-cell table:style-name="ce3" table:formula="of:=180/PI()*([.B67]*10^(-3)/((((COS(([.A67]-[.$B$8])*PI()/180))^2/([.$D$6]^2)+(SIN(([.A67]-[.$B$8])*PI()/180))^2/([.$D$7]^2))^(-0.5)-1)*2*([.$B$7]*10^(-3)-(2*[.$B$6]*10^(-3))/((((COS(([.A67]-[.$B$8])*PI()/180))^2/([.$D$6]^2)+(SIN(([.A6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7]-[.$B$8])*PI()/180))^2+[.$D$7]^2*(COS(([.A67]-[.$B$8])*PI()/180))^2)/SQRT([.$D$6]^4*(SIN(([.A67]-[.$B$8])*PI()/180))^2+[.$D$7]^4*(COS(([.A67]-[.$B$8])*PI()/180))^2))" office:value-type="float" office:value="2.841665348568" calcext:value-type="float">
            <text:p>2,8416653486</text:p>
          </table:table-cell>
          <table:table-cell/>
          <table:table-cell table:formula="of:=[.$F$11]-[.A67]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7" table:formula="of:=[.A67]+1" office:value-type="float" office:value="57" calcext:value-type="float">
            <text:p>57</text:p>
          </table:table-cell>
          <table:table-cell table:style-name="ce7"/>
          <table:table-cell table:style-name="ce3" table:formula="of:=180/PI()*([.B68]*10^(-3)/((((COS(([.A68]-[.$B$8])*PI()/180))^2/([.$D$6]^2)+(SIN(([.A68]-[.$B$8])*PI()/180))^2/([.$D$7]^2))^(-0.5)-1)*2*([.$B$7]*10^(-3)-(2*[.$B$6]*10^(-3))/((((COS(([.A68]-[.$B$8])*PI()/180))^2/([.$D$6]^2)+(SIN(([.A68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8]-[.$B$8])*PI()/180))^2+[.$D$7]^2*(COS(([.A68]-[.$B$8])*PI()/180))^2)/SQRT([.$D$6]^4*(SIN(([.A68]-[.$B$8])*PI()/180))^2+[.$D$7]^4*(COS(([.A68]-[.$B$8])*PI()/180))^2))" office:value-type="float" office:value="2.81067604749909" calcext:value-type="float">
            <text:p>2,8106760475</text:p>
          </table:table-cell>
          <table:table-cell/>
          <table:table-cell table:formula="of:=[.$F$11]-[.A68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7" table:formula="of:=[.A68]+1" office:value-type="float" office:value="58" calcext:value-type="float">
            <text:p>58</text:p>
          </table:table-cell>
          <table:table-cell table:style-name="ce7"/>
          <table:table-cell table:style-name="ce3" table:formula="of:=180/PI()*([.B69]*10^(-3)/((((COS(([.A69]-[.$B$8])*PI()/180))^2/([.$D$6]^2)+(SIN(([.A69]-[.$B$8])*PI()/180))^2/([.$D$7]^2))^(-0.5)-1)*2*([.$B$7]*10^(-3)-(2*[.$B$6]*10^(-3))/((((COS(([.A69]-[.$B$8])*PI()/180))^2/([.$D$6]^2)+(SIN(([.A6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69]-[.$B$8])*PI()/180))^2+[.$D$7]^2*(COS(([.A69]-[.$B$8])*PI()/180))^2)/SQRT([.$D$6]^4*(SIN(([.A69]-[.$B$8])*PI()/180))^2+[.$D$7]^4*(COS(([.A69]-[.$B$8])*PI()/180))^2))" office:value-type="float" office:value="2.77608926771946" calcext:value-type="float">
            <text:p>2,7760892677</text:p>
          </table:table-cell>
          <table:table-cell/>
          <table:table-cell table:formula="of:=[.$F$11]-[.A69]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7" table:formula="of:=[.A69]+1" office:value-type="float" office:value="59" calcext:value-type="float">
            <text:p>59</text:p>
          </table:table-cell>
          <table:table-cell table:style-name="ce7" office:value-type="float" office:value="12.77" calcext:value-type="float">
            <text:p>12,77</text:p>
          </table:table-cell>
          <table:table-cell table:style-name="ce3" table:formula="of:=180/PI()*([.B70]*10^(-3)/((((COS(([.A70]-[.$B$8])*PI()/180))^2/([.$D$6]^2)+(SIN(([.A70]-[.$B$8])*PI()/180))^2/([.$D$7]^2))^(-0.5)-1)*2*([.$B$7]*10^(-3)-(2*[.$B$6]*10^(-3))/((((COS(([.A70]-[.$B$8])*PI()/180))^2/([.$D$6]^2)+(SIN(([.A70]-[.$B$8])*PI()/180))^2/([.$D$7]^2))^(-0.5)-1)*2))))" office:value-type="float" office:value="2.59708917102664" calcext:value-type="float">
            <text:p>2,597089171</text:p>
          </table:table-cell>
          <table:table-cell table:style-name="ce23" table:formula="of:=180/PI()*ACOS(([.$D$6]^2*(SIN(([.A70]-[.$B$8])*PI()/180))^2+[.$D$7]^2*(COS(([.A70]-[.$B$8])*PI()/180))^2)/SQRT([.$D$6]^4*(SIN(([.A70]-[.$B$8])*PI()/180))^2+[.$D$7]^4*(COS(([.A70]-[.$B$8])*PI()/180))^2))" office:value-type="float" office:value="2.73793073203778" calcext:value-type="float">
            <text:p>2,737930732</text:p>
          </table:table-cell>
          <table:table-cell/>
          <table:table-cell table:formula="of:=[.$F$11]-[.A70]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7" table:formula="of:=[.A70]+1" office:value-type="float" office:value="60" calcext:value-type="float">
            <text:p>60</text:p>
          </table:table-cell>
          <table:table-cell table:style-name="ce7"/>
          <table:table-cell table:style-name="ce3" table:formula="of:=180/PI()*([.B71]*10^(-3)/((((COS(([.A71]-[.$B$8])*PI()/180))^2/([.$D$6]^2)+(SIN(([.A71]-[.$B$8])*PI()/180))^2/([.$D$7]^2))^(-0.5)-1)*2*([.$B$7]*10^(-3)-(2*[.$B$6]*10^(-3))/((((COS(([.A71]-[.$B$8])*PI()/180))^2/([.$D$6]^2)+(SIN(([.A7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1]-[.$B$8])*PI()/180))^2+[.$D$7]^2*(COS(([.A71]-[.$B$8])*PI()/180))^2)/SQRT([.$D$6]^4*(SIN(([.A71]-[.$B$8])*PI()/180))^2+[.$D$7]^4*(COS(([.A71]-[.$B$8])*PI()/180))^2))" office:value-type="float" office:value="2.6962313543048" calcext:value-type="float">
            <text:p>2,6962313543</text:p>
          </table:table-cell>
          <table:table-cell/>
          <table:table-cell table:formula="of:=[.$F$11]-[.A71]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7" table:formula="of:=[.A71]+1" office:value-type="float" office:value="61" calcext:value-type="float">
            <text:p>61</text:p>
          </table:table-cell>
          <table:table-cell table:style-name="ce7"/>
          <table:table-cell table:style-name="ce3" table:formula="of:=180/PI()*([.B72]*10^(-3)/((((COS(([.A72]-[.$B$8])*PI()/180))^2/([.$D$6]^2)+(SIN(([.A72]-[.$B$8])*PI()/180))^2/([.$D$7]^2))^(-0.5)-1)*2*([.$B$7]*10^(-3)-(2*[.$B$6]*10^(-3))/((((COS(([.A72]-[.$B$8])*PI()/180))^2/([.$D$6]^2)+(SIN(([.A72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2]-[.$B$8])*PI()/180))^2+[.$D$7]^2*(COS(([.A72]-[.$B$8])*PI()/180))^2)/SQRT([.$D$6]^4*(SIN(([.A72]-[.$B$8])*PI()/180))^2+[.$D$7]^4*(COS(([.A72]-[.$B$8])*PI()/180))^2))" office:value-type="float" office:value="2.65102729300036" calcext:value-type="float">
            <text:p>2,651027293</text:p>
          </table:table-cell>
          <table:table-cell/>
          <table:table-cell table:formula="of:=[.$F$11]-[.A7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7" table:formula="of:=[.A72]+1" office:value-type="float" office:value="62" calcext:value-type="float">
            <text:p>62</text:p>
          </table:table-cell>
          <table:table-cell table:style-name="ce7"/>
          <table:table-cell table:style-name="ce3" table:formula="of:=180/PI()*([.B73]*10^(-3)/((((COS(([.A73]-[.$B$8])*PI()/180))^2/([.$D$6]^2)+(SIN(([.A73]-[.$B$8])*PI()/180))^2/([.$D$7]^2))^(-0.5)-1)*2*([.$B$7]*10^(-3)-(2*[.$B$6]*10^(-3))/((((COS(([.A73]-[.$B$8])*PI()/180))^2/([.$D$6]^2)+(SIN(([.A7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3]-[.$B$8])*PI()/180))^2+[.$D$7]^2*(COS(([.A73]-[.$B$8])*PI()/180))^2)/SQRT([.$D$6]^4*(SIN(([.A73]-[.$B$8])*PI()/180))^2+[.$D$7]^4*(COS(([.A73]-[.$B$8])*PI()/180))^2))" office:value-type="float" office:value="2.60235999490355" calcext:value-type="float">
            <text:p>2,6023599949</text:p>
          </table:table-cell>
          <table:table-cell/>
          <table:table-cell table:formula="of:=[.$F$11]-[.A73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7" table:formula="of:=[.A73]+1" office:value-type="float" office:value="63" calcext:value-type="float">
            <text:p>63</text:p>
          </table:table-cell>
          <table:table-cell table:style-name="ce7"/>
          <table:table-cell table:style-name="ce3" table:formula="of:=180/PI()*([.B74]*10^(-3)/((((COS(([.A74]-[.$B$8])*PI()/180))^2/([.$D$6]^2)+(SIN(([.A74]-[.$B$8])*PI()/180))^2/([.$D$7]^2))^(-0.5)-1)*2*([.$B$7]*10^(-3)-(2*[.$B$6]*10^(-3))/((((COS(([.A74]-[.$B$8])*PI()/180))^2/([.$D$6]^2)+(SIN(([.A74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4]-[.$B$8])*PI()/180))^2+[.$D$7]^2*(COS(([.A74]-[.$B$8])*PI()/180))^2)/SQRT([.$D$6]^4*(SIN(([.A74]-[.$B$8])*PI()/180))^2+[.$D$7]^4*(COS(([.A74]-[.$B$8])*PI()/180))^2))" office:value-type="float" office:value="2.55027622818795" calcext:value-type="float">
            <text:p>2,5502762282</text:p>
          </table:table-cell>
          <table:table-cell/>
          <table:table-cell table:formula="of:=[.$F$11]-[.A74]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7" table:formula="of:=[.A74]+1" office:value-type="float" office:value="64" calcext:value-type="float">
            <text:p>64</text:p>
          </table:table-cell>
          <table:table-cell table:style-name="ce7"/>
          <table:table-cell table:style-name="ce3" table:formula="of:=180/PI()*([.B75]*10^(-3)/((((COS(([.A75]-[.$B$8])*PI()/180))^2/([.$D$6]^2)+(SIN(([.A75]-[.$B$8])*PI()/180))^2/([.$D$7]^2))^(-0.5)-1)*2*([.$B$7]*10^(-3)-(2*[.$B$6]*10^(-3))/((((COS(([.A75]-[.$B$8])*PI()/180))^2/([.$D$6]^2)+(SIN(([.A7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5]-[.$B$8])*PI()/180))^2+[.$D$7]^2*(COS(([.A75]-[.$B$8])*PI()/180))^2)/SQRT([.$D$6]^4*(SIN(([.A75]-[.$B$8])*PI()/180))^2+[.$D$7]^4*(COS(([.A75]-[.$B$8])*PI()/180))^2))" office:value-type="float" office:value="2.49482810430146" calcext:value-type="float">
            <text:p>2,4948281043</text:p>
          </table:table-cell>
          <table:table-cell/>
          <table:table-cell table:formula="of:=[.$F$11]-[.A75]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7" table:formula="of:=[.A75]+1" office:value-type="float" office:value="65" calcext:value-type="float">
            <text:p>65</text:p>
          </table:table-cell>
          <table:table-cell table:style-name="ce7" office:value-type="float" office:value="11.9" calcext:value-type="float">
            <text:p>11,9</text:p>
          </table:table-cell>
          <table:table-cell table:style-name="ce3" table:formula="of:=180/PI()*([.B76]*10^(-3)/((((COS(([.A76]-[.$B$8])*PI()/180))^2/([.$D$6]^2)+(SIN(([.A76]-[.$B$8])*PI()/180))^2/([.$D$7]^2))^(-0.5)-1)*2*([.$B$7]*10^(-3)-(2*[.$B$6]*10^(-3))/((((COS(([.A76]-[.$B$8])*PI()/180))^2/([.$D$6]^2)+(SIN(([.A76]-[.$B$8])*PI()/180))^2/([.$D$7]^2))^(-0.5)-1)*2))))" office:value-type="float" office:value="2.39516929797307" calcext:value-type="float">
            <text:p>2,395169298</text:p>
          </table:table-cell>
          <table:table-cell table:style-name="ce23" table:formula="of:=180/PI()*ACOS(([.$D$6]^2*(SIN(([.A76]-[.$B$8])*PI()/180))^2+[.$D$7]^2*(COS(([.A76]-[.$B$8])*PI()/180))^2)/SQRT([.$D$6]^4*(SIN(([.A76]-[.$B$8])*PI()/180))^2+[.$D$7]^4*(COS(([.A76]-[.$B$8])*PI()/180))^2))" office:value-type="float" office:value="2.43607308801753" calcext:value-type="float">
            <text:p>2,436073088</text:p>
          </table:table-cell>
          <table:table-cell/>
          <table:table-cell table:formula="of:=[.$F$11]-[.A76]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7" table:formula="of:=[.A76]+1" office:value-type="float" office:value="66" calcext:value-type="float">
            <text:p>66</text:p>
          </table:table-cell>
          <table:table-cell table:style-name="ce7"/>
          <table:table-cell table:style-name="ce3" table:formula="of:=180/PI()*([.B77]*10^(-3)/((((COS(([.A77]-[.$B$8])*PI()/180))^2/([.$D$6]^2)+(SIN(([.A77]-[.$B$8])*PI()/180))^2/([.$D$7]^2))^(-0.5)-1)*2*([.$B$7]*10^(-3)-(2*[.$B$6]*10^(-3))/((((COS(([.A77]-[.$B$8])*PI()/180))^2/([.$D$6]^2)+(SIN(([.A7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7]-[.$B$8])*PI()/180))^2+[.$D$7]^2*(COS(([.A77]-[.$B$8])*PI()/180))^2)/SQRT([.$D$6]^4*(SIN(([.A77]-[.$B$8])*PI()/180))^2+[.$D$7]^4*(COS(([.A77]-[.$B$8])*PI()/180))^2))" office:value-type="float" office:value="2.37407399507352" calcext:value-type="float">
            <text:p>2,3740739951</text:p>
          </table:table-cell>
          <table:table-cell/>
          <table:table-cell table:formula="of:=[.$F$11]-[.A77]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7" table:formula="of:=[.A77]+1" office:value-type="float" office:value="67" calcext:value-type="float">
            <text:p>67</text:p>
          </table:table-cell>
          <table:table-cell table:style-name="ce7"/>
          <table:table-cell table:style-name="ce3" table:formula="of:=180/PI()*([.B78]*10^(-3)/((((COS(([.A78]-[.$B$8])*PI()/180))^2/([.$D$6]^2)+(SIN(([.A78]-[.$B$8])*PI()/180))^2/([.$D$7]^2))^(-0.5)-1)*2*([.$B$7]*10^(-3)-(2*[.$B$6]*10^(-3))/((((COS(([.A78]-[.$B$8])*PI()/180))^2/([.$D$6]^2)+(SIN(([.A78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8]-[.$B$8])*PI()/180))^2+[.$D$7]^2*(COS(([.A78]-[.$B$8])*PI()/180))^2)/SQRT([.$D$6]^4*(SIN(([.A78]-[.$B$8])*PI()/180))^2+[.$D$7]^4*(COS(([.A78]-[.$B$8])*PI()/180))^2))" office:value-type="float" office:value="2.30889897684364" calcext:value-type="float">
            <text:p>2,3088989768</text:p>
          </table:table-cell>
          <table:table-cell/>
          <table:table-cell table:formula="of:=[.$F$11]-[.A78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table:formula="of:=[.A78]+1" office:value-type="float" office:value="68" calcext:value-type="float">
            <text:p>68</text:p>
          </table:table-cell>
          <table:table-cell table:style-name="ce7"/>
          <table:table-cell table:style-name="ce3" table:formula="of:=180/PI()*([.B79]*10^(-3)/((((COS(([.A79]-[.$B$8])*PI()/180))^2/([.$D$6]^2)+(SIN(([.A79]-[.$B$8])*PI()/180))^2/([.$D$7]^2))^(-0.5)-1)*2*([.$B$7]*10^(-3)-(2*[.$B$6]*10^(-3))/((((COS(([.A79]-[.$B$8])*PI()/180))^2/([.$D$6]^2)+(SIN(([.A7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79]-[.$B$8])*PI()/180))^2+[.$D$7]^2*(COS(([.A79]-[.$B$8])*PI()/180))^2)/SQRT([.$D$6]^4*(SIN(([.A79]-[.$B$8])*PI()/180))^2+[.$D$7]^4*(COS(([.A79]-[.$B$8])*PI()/180))^2))" office:value-type="float" office:value="2.24062149154656" calcext:value-type="float">
            <text:p>2,2406214915</text:p>
          </table:table-cell>
          <table:table-cell/>
          <table:table-cell table:formula="of:=[.$F$11]-[.A7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7" table:formula="of:=[.A79]+1" office:value-type="float" office:value="69" calcext:value-type="float">
            <text:p>69</text:p>
          </table:table-cell>
          <table:table-cell table:style-name="ce7"/>
          <table:table-cell table:style-name="ce3" table:formula="of:=180/PI()*([.B80]*10^(-3)/((((COS(([.A80]-[.$B$8])*PI()/180))^2/([.$D$6]^2)+(SIN(([.A80]-[.$B$8])*PI()/180))^2/([.$D$7]^2))^(-0.5)-1)*2*([.$B$7]*10^(-3)-(2*[.$B$6]*10^(-3))/((((COS(([.A80]-[.$B$8])*PI()/180))^2/([.$D$6]^2)+(SIN(([.A80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0]-[.$B$8])*PI()/180))^2+[.$D$7]^2*(COS(([.A80]-[.$B$8])*PI()/180))^2)/SQRT([.$D$6]^4*(SIN(([.A80]-[.$B$8])*PI()/180))^2+[.$D$7]^4*(COS(([.A80]-[.$B$8])*PI()/180))^2))" office:value-type="float" office:value="2.16932026152414" calcext:value-type="float">
            <text:p>2,1693202615</text:p>
          </table:table-cell>
          <table:table-cell/>
          <table:table-cell table:formula="of:=[.$F$11]-[.A80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7" table:formula="of:=[.A80]+1" office:value-type="float" office:value="70" calcext:value-type="float">
            <text:p>70</text:p>
          </table:table-cell>
          <table:table-cell table:style-name="ce7"/>
          <table:table-cell table:style-name="ce3" table:formula="of:=180/PI()*([.B81]*10^(-3)/((((COS(([.A81]-[.$B$8])*PI()/180))^2/([.$D$6]^2)+(SIN(([.A81]-[.$B$8])*PI()/180))^2/([.$D$7]^2))^(-0.5)-1)*2*([.$B$7]*10^(-3)-(2*[.$B$6]*10^(-3))/((((COS(([.A81]-[.$B$8])*PI()/180))^2/([.$D$6]^2)+(SIN(([.A8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1]-[.$B$8])*PI()/180))^2+[.$D$7]^2*(COS(([.A81]-[.$B$8])*PI()/180))^2)/SQRT([.$D$6]^4*(SIN(([.A81]-[.$B$8])*PI()/180))^2+[.$D$7]^4*(COS(([.A81]-[.$B$8])*PI()/180))^2))" office:value-type="float" office:value="2.09507921619299" calcext:value-type="float">
            <text:p>2,0950792162</text:p>
          </table:table-cell>
          <table:table-cell/>
          <table:table-cell table:formula="of:=[.$F$11]-[.A81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7" table:formula="of:=[.A81]+1" office:value-type="float" office:value="71" calcext:value-type="float">
            <text:p>71</text:p>
          </table:table-cell>
          <table:table-cell table:style-name="ce7" office:value-type="float" office:value="10.4" calcext:value-type="float">
            <text:p>10,4</text:p>
          </table:table-cell>
          <table:table-cell table:style-name="ce3" table:formula="of:=180/PI()*([.B82]*10^(-3)/((((COS(([.A82]-[.$B$8])*PI()/180))^2/([.$D$6]^2)+(SIN(([.A82]-[.$B$8])*PI()/180))^2/([.$D$7]^2))^(-0.5)-1)*2*([.$B$7]*10^(-3)-(2*[.$B$6]*10^(-3))/((((COS(([.A82]-[.$B$8])*PI()/180))^2/([.$D$6]^2)+(SIN(([.A82]-[.$B$8])*PI()/180))^2/([.$D$7]^2))^(-0.5)-1)*2))))" office:value-type="float" office:value="2.07473862196956" calcext:value-type="float">
            <text:p>2,074738622</text:p>
          </table:table-cell>
          <table:table-cell table:style-name="ce23" table:formula="of:=180/PI()*ACOS(([.$D$6]^2*(SIN(([.A82]-[.$B$8])*PI()/180))^2+[.$D$7]^2*(COS(([.A82]-[.$B$8])*PI()/180))^2)/SQRT([.$D$6]^4*(SIN(([.A82]-[.$B$8])*PI()/180))^2+[.$D$7]^4*(COS(([.A82]-[.$B$8])*PI()/180))^2))" office:value-type="float" office:value="2.01798742032195" calcext:value-type="float">
            <text:p>2,0179874203</text:p>
          </table:table-cell>
          <table:table-cell/>
          <table:table-cell table:formula="of:=[.$F$11]-[.A82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7" table:formula="of:=[.A82]+1" office:value-type="float" office:value="72" calcext:value-type="float">
            <text:p>72</text:p>
          </table:table-cell>
          <table:table-cell table:style-name="ce7"/>
          <table:table-cell table:style-name="ce3" table:formula="of:=180/PI()*([.B83]*10^(-3)/((((COS(([.A83]-[.$B$8])*PI()/180))^2/([.$D$6]^2)+(SIN(([.A83]-[.$B$8])*PI()/180))^2/([.$D$7]^2))^(-0.5)-1)*2*([.$B$7]*10^(-3)-(2*[.$B$6]*10^(-3))/((((COS(([.A83]-[.$B$8])*PI()/180))^2/([.$D$6]^2)+(SIN(([.A8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3]-[.$B$8])*PI()/180))^2+[.$D$7]^2*(COS(([.A83]-[.$B$8])*PI()/180))^2)/SQRT([.$D$6]^4*(SIN(([.A83]-[.$B$8])*PI()/180))^2+[.$D$7]^4*(COS(([.A83]-[.$B$8])*PI()/180))^2))" office:value-type="float" office:value="1.93813898735761" calcext:value-type="float">
            <text:p>1,9381389874</text:p>
          </table:table-cell>
          <table:table-cell/>
          <table:table-cell table:formula="of:=[.$F$11]-[.A83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" table:formula="of:=[.A83]+1" office:value-type="float" office:value="73" calcext:value-type="float">
            <text:p>73</text:p>
          </table:table-cell>
          <table:table-cell table:style-name="ce7"/>
          <table:table-cell table:style-name="ce3" table:formula="of:=180/PI()*([.B84]*10^(-3)/((((COS(([.A84]-[.$B$8])*PI()/180))^2/([.$D$6]^2)+(SIN(([.A84]-[.$B$8])*PI()/180))^2/([.$D$7]^2))^(-0.5)-1)*2*([.$B$7]*10^(-3)-(2*[.$B$6]*10^(-3))/((((COS(([.A84]-[.$B$8])*PI()/180))^2/([.$D$6]^2)+(SIN(([.A84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4]-[.$B$8])*PI()/180))^2+[.$D$7]^2*(COS(([.A84]-[.$B$8])*PI()/180))^2)/SQRT([.$D$6]^4*(SIN(([.A84]-[.$B$8])*PI()/180))^2+[.$D$7]^4*(COS(([.A84]-[.$B$8])*PI()/180))^2))" office:value-type="float" office:value="1.85563297759832" calcext:value-type="float">
            <text:p>1,8556329776</text:p>
          </table:table-cell>
          <table:table-cell/>
          <table:table-cell table:formula="of:=[.$F$11]-[.A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7" table:formula="of:=[.A84]+1" office:value-type="float" office:value="74" calcext:value-type="float">
            <text:p>74</text:p>
          </table:table-cell>
          <table:table-cell table:style-name="ce7"/>
          <table:table-cell table:style-name="ce3" table:formula="of:=180/PI()*([.B85]*10^(-3)/((((COS(([.A85]-[.$B$8])*PI()/180))^2/([.$D$6]^2)+(SIN(([.A85]-[.$B$8])*PI()/180))^2/([.$D$7]^2))^(-0.5)-1)*2*([.$B$7]*10^(-3)-(2*[.$B$6]*10^(-3))/((((COS(([.A85]-[.$B$8])*PI()/180))^2/([.$D$6]^2)+(SIN(([.A8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5]-[.$B$8])*PI()/180))^2+[.$D$7]^2*(COS(([.A85]-[.$B$8])*PI()/180))^2)/SQRT([.$D$6]^4*(SIN(([.A85]-[.$B$8])*PI()/180))^2+[.$D$7]^4*(COS(([.A85]-[.$B$8])*PI()/180))^2))" office:value-type="float" office:value="1.77057328107652" calcext:value-type="float">
            <text:p>1,7705732811</text:p>
          </table:table-cell>
          <table:table-cell/>
          <table:table-cell table:formula="of:=[.$F$11]-[.A85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table:formula="of:=[.A85]+1" office:value-type="float" office:value="75" calcext:value-type="float">
            <text:p>75</text:p>
          </table:table-cell>
          <table:table-cell table:style-name="ce7"/>
          <table:table-cell table:style-name="ce3" table:formula="of:=180/PI()*([.B86]*10^(-3)/((((COS(([.A86]-[.$B$8])*PI()/180))^2/([.$D$6]^2)+(SIN(([.A86]-[.$B$8])*PI()/180))^2/([.$D$7]^2))^(-0.5)-1)*2*([.$B$7]*10^(-3)-(2*[.$B$6]*10^(-3))/((((COS(([.A86]-[.$B$8])*PI()/180))^2/([.$D$6]^2)+(SIN(([.A86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6]-[.$B$8])*PI()/180))^2+[.$D$7]^2*(COS(([.A86]-[.$B$8])*PI()/180))^2)/SQRT([.$D$6]^4*(SIN(([.A86]-[.$B$8])*PI()/180))^2+[.$D$7]^4*(COS(([.A86]-[.$B$8])*PI()/180))^2))" office:value-type="float" office:value="1.68306848510809" calcext:value-type="float">
            <text:p>1,6830684851</text:p>
          </table:table-cell>
          <table:table-cell/>
          <table:table-cell table:formula="of:=[.$F$11]-[.A8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table:formula="of:=[.A86]+1" office:value-type="float" office:value="76" calcext:value-type="float">
            <text:p>76</text:p>
          </table:table-cell>
          <table:table-cell table:style-name="ce7"/>
          <table:table-cell table:style-name="ce3" table:formula="of:=180/PI()*([.B87]*10^(-3)/((((COS(([.A87]-[.$B$8])*PI()/180))^2/([.$D$6]^2)+(SIN(([.A87]-[.$B$8])*PI()/180))^2/([.$D$7]^2))^(-0.5)-1)*2*([.$B$7]*10^(-3)-(2*[.$B$6]*10^(-3))/((((COS(([.A87]-[.$B$8])*PI()/180))^2/([.$D$6]^2)+(SIN(([.A8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7]-[.$B$8])*PI()/180))^2+[.$D$7]^2*(COS(([.A87]-[.$B$8])*PI()/180))^2)/SQRT([.$D$6]^4*(SIN(([.A87]-[.$B$8])*PI()/180))^2+[.$D$7]^4*(COS(([.A87]-[.$B$8])*PI()/180))^2))" office:value-type="float" office:value="1.59323172653914" calcext:value-type="float">
            <text:p>1,5932317265</text:p>
          </table:table-cell>
          <table:table-cell/>
          <table:table-cell table:formula="of:=[.$F$11]-[.A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table:formula="of:=[.A87]+1" office:value-type="float" office:value="77" calcext:value-type="float">
            <text:p>77</text:p>
          </table:table-cell>
          <table:table-cell table:style-name="ce7" office:value-type="float" office:value="7.95" calcext:value-type="float">
            <text:p>7,95</text:p>
          </table:table-cell>
          <table:table-cell table:style-name="ce3" table:formula="of:=180/PI()*([.B88]*10^(-3)/((((COS(([.A88]-[.$B$8])*PI()/180))^2/([.$D$6]^2)+(SIN(([.A88]-[.$B$8])*PI()/180))^2/([.$D$7]^2))^(-0.5)-1)*2*([.$B$7]*10^(-3)-(2*[.$B$6]*10^(-3))/((((COS(([.A88]-[.$B$8])*PI()/180))^2/([.$D$6]^2)+(SIN(([.A88]-[.$B$8])*PI()/180))^2/([.$D$7]^2))^(-0.5)-1)*2))))" office:value-type="float" office:value="1.57493020610393" calcext:value-type="float">
            <text:p>1,5749302061</text:p>
          </table:table-cell>
          <table:table-cell table:style-name="ce23" table:formula="of:=180/PI()*ACOS(([.$D$6]^2*(SIN(([.A88]-[.$B$8])*PI()/180))^2+[.$D$7]^2*(COS(([.A88]-[.$B$8])*PI()/180))^2)/SQRT([.$D$6]^4*(SIN(([.A88]-[.$B$8])*PI()/180))^2+[.$D$7]^4*(COS(([.A88]-[.$B$8])*PI()/180))^2))" office:value-type="float" office:value="1.50118052881126" calcext:value-type="float">
            <text:p>1,5011805288</text:p>
          </table:table-cell>
          <table:table-cell/>
          <table:table-cell table:formula="of:=[.$F$11]-[.A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7" table:formula="of:=[.A88]+1" office:value-type="float" office:value="78" calcext:value-type="float">
            <text:p>78</text:p>
          </table:table-cell>
          <table:table-cell table:style-name="ce7"/>
          <table:table-cell table:style-name="ce3" table:formula="of:=180/PI()*([.B89]*10^(-3)/((((COS(([.A89]-[.$B$8])*PI()/180))^2/([.$D$6]^2)+(SIN(([.A89]-[.$B$8])*PI()/180))^2/([.$D$7]^2))^(-0.5)-1)*2*([.$B$7]*10^(-3)-(2*[.$B$6]*10^(-3))/((((COS(([.A89]-[.$B$8])*PI()/180))^2/([.$D$6]^2)+(SIN(([.A8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89]-[.$B$8])*PI()/180))^2+[.$D$7]^2*(COS(([.A89]-[.$B$8])*PI()/180))^2)/SQRT([.$D$6]^4*(SIN(([.A89]-[.$B$8])*PI()/180))^2+[.$D$7]^4*(COS(([.A89]-[.$B$8])*PI()/180))^2))" office:value-type="float" office:value="1.40703662406118" calcext:value-type="float">
            <text:p>1,4070366241</text:p>
          </table:table-cell>
          <table:table-cell/>
          <table:table-cell table:formula="of:=[.$F$11]-[.A89]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style-name="ce7" table:formula="of:=[.A89]+1" office:value-type="float" office:value="79" calcext:value-type="float">
            <text:p>79</text:p>
          </table:table-cell>
          <table:table-cell table:style-name="ce7"/>
          <table:table-cell table:style-name="ce3" table:formula="of:=180/PI()*([.B90]*10^(-3)/((((COS(([.A90]-[.$B$8])*PI()/180))^2/([.$D$6]^2)+(SIN(([.A90]-[.$B$8])*PI()/180))^2/([.$D$7]^2))^(-0.5)-1)*2*([.$B$7]*10^(-3)-(2*[.$B$6]*10^(-3))/((((COS(([.A90]-[.$B$8])*PI()/180))^2/([.$D$6]^2)+(SIN(([.A90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0]-[.$B$8])*PI()/180))^2+[.$D$7]^2*(COS(([.A90]-[.$B$8])*PI()/180))^2)/SQRT([.$D$6]^4*(SIN(([.A90]-[.$B$8])*PI()/180))^2+[.$D$7]^4*(COS(([.A90]-[.$B$8])*PI()/180))^2))" office:value-type="float" office:value="1.31092576055239" calcext:value-type="float">
            <text:p>1,3109257606</text:p>
          </table:table-cell>
          <table:table-cell/>
          <table:table-cell table:formula="of:=[.$F$11]-[.A90]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table:style-name="ce7" table:formula="of:=[.A90]+1" office:value-type="float" office:value="80" calcext:value-type="float">
            <text:p>80</text:p>
          </table:table-cell>
          <table:table-cell table:style-name="ce7"/>
          <table:table-cell table:style-name="ce3" table:formula="of:=180/PI()*([.B91]*10^(-3)/((((COS(([.A91]-[.$B$8])*PI()/180))^2/([.$D$6]^2)+(SIN(([.A91]-[.$B$8])*PI()/180))^2/([.$D$7]^2))^(-0.5)-1)*2*([.$B$7]*10^(-3)-(2*[.$B$6]*10^(-3))/((((COS(([.A91]-[.$B$8])*PI()/180))^2/([.$D$6]^2)+(SIN(([.A91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1]-[.$B$8])*PI()/180))^2+[.$D$7]^2*(COS(([.A91]-[.$B$8])*PI()/180))^2)/SQRT([.$D$6]^4*(SIN(([.A91]-[.$B$8])*PI()/180))^2+[.$D$7]^4*(COS(([.A91]-[.$B$8])*PI()/180))^2))" office:value-type="float" office:value="1.21297749584244" calcext:value-type="float">
            <text:p>1,2129774958</text:p>
          </table:table-cell>
          <table:table-cell/>
          <table:table-cell table:formula="of:=[.$F$11]-[.A91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7" table:formula="of:=[.A91]+1" office:value-type="float" office:value="81" calcext:value-type="float">
            <text:p>81</text:p>
          </table:table-cell>
          <table:table-cell table:style-name="ce7"/>
          <table:table-cell table:style-name="ce3" table:formula="of:=180/PI()*([.B92]*10^(-3)/((((COS(([.A92]-[.$B$8])*PI()/180))^2/([.$D$6]^2)+(SIN(([.A92]-[.$B$8])*PI()/180))^2/([.$D$7]^2))^(-0.5)-1)*2*([.$B$7]*10^(-3)-(2*[.$B$6]*10^(-3))/((((COS(([.A92]-[.$B$8])*PI()/180))^2/([.$D$6]^2)+(SIN(([.A92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2]-[.$B$8])*PI()/180))^2+[.$D$7]^2*(COS(([.A92]-[.$B$8])*PI()/180))^2)/SQRT([.$D$6]^4*(SIN(([.A92]-[.$B$8])*PI()/180))^2+[.$D$7]^4*(COS(([.A92]-[.$B$8])*PI()/180))^2))" office:value-type="float" office:value="1.11332497616488" calcext:value-type="float">
            <text:p>1,1133249762</text:p>
          </table:table-cell>
          <table:table-cell/>
          <table:table-cell table:formula="of:=[.$F$11]-[.A92]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table:style-name="ce7" table:formula="of:=[.A92]+1" office:value-type="float" office:value="82" calcext:value-type="float">
            <text:p>82</text:p>
          </table:table-cell>
          <table:table-cell table:style-name="ce7"/>
          <table:table-cell table:style-name="ce3" table:formula="of:=180/PI()*([.B93]*10^(-3)/((((COS(([.A93]-[.$B$8])*PI()/180))^2/([.$D$6]^2)+(SIN(([.A93]-[.$B$8])*PI()/180))^2/([.$D$7]^2))^(-0.5)-1)*2*([.$B$7]*10^(-3)-(2*[.$B$6]*10^(-3))/((((COS(([.A93]-[.$B$8])*PI()/180))^2/([.$D$6]^2)+(SIN(([.A93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3]-[.$B$8])*PI()/180))^2+[.$D$7]^2*(COS(([.A93]-[.$B$8])*PI()/180))^2)/SQRT([.$D$6]^4*(SIN(([.A93]-[.$B$8])*PI()/180))^2+[.$D$7]^4*(COS(([.A93]-[.$B$8])*PI()/180))^2))" office:value-type="float" office:value="1.01210470261805" calcext:value-type="float">
            <text:p>1,0121047026</text:p>
          </table:table-cell>
          <table:table-cell/>
          <table:table-cell table:formula="of:=[.$F$11]-[.A93]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table:style-name="ce7" table:formula="of:=[.A93]+1" office:value-type="float" office:value="83" calcext:value-type="float">
            <text:p>83</text:p>
          </table:table-cell>
          <table:table-cell table:style-name="ce7" office:value-type="float" office:value="4.816" calcext:value-type="float">
            <text:p>4,816</text:p>
          </table:table-cell>
          <table:table-cell table:style-name="ce3" table:formula="of:=180/PI()*([.B94]*10^(-3)/((((COS(([.A94]-[.$B$8])*PI()/180))^2/([.$D$6]^2)+(SIN(([.A94]-[.$B$8])*PI()/180))^2/([.$D$7]^2))^(-0.5)-1)*2*([.$B$7]*10^(-3)-(2*[.$B$6]*10^(-3))/((((COS(([.A94]-[.$B$8])*PI()/180))^2/([.$D$6]^2)+(SIN(([.A94]-[.$B$8])*PI()/180))^2/([.$D$7]^2))^(-0.5)-1)*2))))" office:value-type="float" office:value="0.949528141419505" calcext:value-type="float">
            <text:p>0,9495281414</text:p>
          </table:table-cell>
          <table:table-cell table:style-name="ce23" table:formula="of:=180/PI()*ACOS(([.$D$6]^2*(SIN(([.A94]-[.$B$8])*PI()/180))^2+[.$D$7]^2*(COS(([.A94]-[.$B$8])*PI()/180))^2)/SQRT([.$D$6]^4*(SIN(([.A94]-[.$B$8])*PI()/180))^2+[.$D$7]^4*(COS(([.A94]-[.$B$8])*PI()/180))^2))" office:value-type="float" office:value="0.909456284817369" calcext:value-type="float">
            <text:p>0,9094562848</text:p>
          </table:table-cell>
          <table:table-cell/>
          <table:table-cell table:formula="of:=[.$F$11]-[.A94]" office:value-type="float" office:value="-6" calcext:value-type="float">
            <text:p>-6</text:p>
          </table:table-cell>
          <table:table-cell table:number-columns-repeated="1018"/>
        </table:table-row>
        <table:table-row table:style-name="ro1">
          <table:table-cell table:style-name="ce7" table:formula="of:=[.A94]+1" office:value-type="float" office:value="84" calcext:value-type="float">
            <text:p>84</text:p>
          </table:table-cell>
          <table:table-cell table:style-name="ce7"/>
          <table:table-cell table:style-name="ce3" table:formula="of:=180/PI()*([.B95]*10^(-3)/((((COS(([.A95]-[.$B$8])*PI()/180))^2/([.$D$6]^2)+(SIN(([.A95]-[.$B$8])*PI()/180))^2/([.$D$7]^2))^(-0.5)-1)*2*([.$B$7]*10^(-3)-(2*[.$B$6]*10^(-3))/((((COS(([.A95]-[.$B$8])*PI()/180))^2/([.$D$6]^2)+(SIN(([.A95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5]-[.$B$8])*PI()/180))^2+[.$D$7]^2*(COS(([.A95]-[.$B$8])*PI()/180))^2)/SQRT([.$D$6]^4*(SIN(([.A95]-[.$B$8])*PI()/180))^2+[.$D$7]^4*(COS(([.A95]-[.$B$8])*PI()/180))^2))" office:value-type="float" office:value="0.805522182781772" calcext:value-type="float">
            <text:p>0,8055221828</text:p>
          </table:table-cell>
          <table:table-cell/>
          <table:table-cell table:formula="of:=[.$F$11]-[.A95]" office:value-type="float" office:value="-7" calcext:value-type="float">
            <text:p>-7</text:p>
          </table:table-cell>
          <table:table-cell table:number-columns-repeated="1018"/>
        </table:table-row>
        <table:table-row table:style-name="ro1">
          <table:table-cell table:style-name="ce7" table:formula="of:=[.A95]+1" office:value-type="float" office:value="85" calcext:value-type="float">
            <text:p>85</text:p>
          </table:table-cell>
          <table:table-cell table:style-name="ce7"/>
          <table:table-cell table:style-name="ce3" table:formula="of:=180/PI()*([.B96]*10^(-3)/((((COS(([.A96]-[.$B$8])*PI()/180))^2/([.$D$6]^2)+(SIN(([.A96]-[.$B$8])*PI()/180))^2/([.$D$7]^2))^(-0.5)-1)*2*([.$B$7]*10^(-3)-(2*[.$B$6]*10^(-3))/((((COS(([.A96]-[.$B$8])*PI()/180))^2/([.$D$6]^2)+(SIN(([.A96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6]-[.$B$8])*PI()/180))^2+[.$D$7]^2*(COS(([.A96]-[.$B$8])*PI()/180))^2)/SQRT([.$D$6]^4*(SIN(([.A96]-[.$B$8])*PI()/180))^2+[.$D$7]^4*(COS(([.A96]-[.$B$8])*PI()/180))^2))" office:value-type="float" office:value="0.700447437887326" calcext:value-type="float">
            <text:p>0,7004474379</text:p>
          </table:table-cell>
          <table:table-cell/>
          <table:table-cell table:formula="of:=[.$F$11]-[.A96]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table:style-name="ce7" table:formula="of:=[.A96]+1" office:value-type="float" office:value="86" calcext:value-type="float">
            <text:p>86</text:p>
          </table:table-cell>
          <table:table-cell table:style-name="ce7"/>
          <table:table-cell table:style-name="ce3" table:formula="of:=180/PI()*([.B97]*10^(-3)/((((COS(([.A97]-[.$B$8])*PI()/180))^2/([.$D$6]^2)+(SIN(([.A97]-[.$B$8])*PI()/180))^2/([.$D$7]^2))^(-0.5)-1)*2*([.$B$7]*10^(-3)-(2*[.$B$6]*10^(-3))/((((COS(([.A97]-[.$B$8])*PI()/180))^2/([.$D$6]^2)+(SIN(([.A97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7]-[.$B$8])*PI()/180))^2+[.$D$7]^2*(COS(([.A97]-[.$B$8])*PI()/180))^2)/SQRT([.$D$6]^4*(SIN(([.A97]-[.$B$8])*PI()/180))^2+[.$D$7]^4*(COS(([.A97]-[.$B$8])*PI()/180))^2))" office:value-type="float" office:value="0.594379393805587" calcext:value-type="float">
            <text:p>0,5943793938</text:p>
          </table:table-cell>
          <table:table-cell/>
          <table:table-cell table:formula="of:=[.$F$11]-[.A97]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table:style-name="ce7" table:formula="of:=[.A97]+1" office:value-type="float" office:value="87" calcext:value-type="float">
            <text:p>87</text:p>
          </table:table-cell>
          <table:table-cell table:style-name="ce7"/>
          <table:table-cell table:style-name="ce3" table:formula="of:=180/PI()*([.B98]*10^(-3)/((((COS(([.A98]-[.$B$8])*PI()/180))^2/([.$D$6]^2)+(SIN(([.A98]-[.$B$8])*PI()/180))^2/([.$D$7]^2))^(-0.5)-1)*2*([.$B$7]*10^(-3)-(2*[.$B$6]*10^(-3))/((((COS(([.A98]-[.$B$8])*PI()/180))^2/([.$D$6]^2)+(SIN(([.A98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8]-[.$B$8])*PI()/180))^2+[.$D$7]^2*(COS(([.A98]-[.$B$8])*PI()/180))^2)/SQRT([.$D$6]^4*(SIN(([.A98]-[.$B$8])*PI()/180))^2+[.$D$7]^4*(COS(([.A98]-[.$B$8])*PI()/180))^2))" office:value-type="float" office:value="0.487467408426001" calcext:value-type="float">
            <text:p>0,4874674084</text:p>
          </table:table-cell>
          <table:table-cell/>
          <table:table-cell table:formula="of:=[.$F$11]-[.A98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 table:style-name="ce7" table:formula="of:=[.A98]+1" office:value-type="float" office:value="88" calcext:value-type="float">
            <text:p>88</text:p>
          </table:table-cell>
          <table:table-cell table:style-name="ce7"/>
          <table:table-cell table:style-name="ce3" table:formula="of:=180/PI()*([.B99]*10^(-3)/((((COS(([.A99]-[.$B$8])*PI()/180))^2/([.$D$6]^2)+(SIN(([.A99]-[.$B$8])*PI()/180))^2/([.$D$7]^2))^(-0.5)-1)*2*([.$B$7]*10^(-3)-(2*[.$B$6]*10^(-3))/((((COS(([.A99]-[.$B$8])*PI()/180))^2/([.$D$6]^2)+(SIN(([.A99]-[.$B$8])*PI()/180))^2/([.$D$7]^2))^(-0.5)-1)*2))))" office:value-type="float" office:value="0" calcext:value-type="float">
            <text:p>0</text:p>
          </table:table-cell>
          <table:table-cell table:style-name="ce23" table:formula="of:=180/PI()*ACOS(([.$D$6]^2*(SIN(([.A99]-[.$B$8])*PI()/180))^2+[.$D$7]^2*(COS(([.A99]-[.$B$8])*PI()/180))^2)/SQRT([.$D$6]^4*(SIN(([.A99]-[.$B$8])*PI()/180))^2+[.$D$7]^4*(COS(([.A99]-[.$B$8])*PI()/180))^2))" office:value-type="float" office:value="0.379862557826032" calcext:value-type="float">
            <text:p>0,3798625578</text:p>
          </table:table-cell>
          <table:table-cell/>
          <table:table-cell table:formula="of:=[.$F$11]-[.A99]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7" table:formula="of:=[.A99]+1" office:value-type="float" office:value="89" calcext:value-type="float">
            <text:p>89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formula="of:=180/PI()*([.B100]*10^(-3)/((((COS(([.A100]-[.$B$8])*PI()/180))^2/([.$D$6]^2)+(SIN(([.A100]-[.$B$8])*PI()/180))^2/([.$D$7]^2))^(-0.5)-1)*2*([.$B$7]*10^(-3)-(2*[.$B$6]*10^(-3))/((((COS(([.A100]-[.$B$8])*PI()/180))^2/([.$D$6]^2)+(SIN(([.A100]-[.$B$8])*PI()/180))^2/([.$D$7]^2))^(-0.5)-1)*2))))" office:value-type="float" office:value="0.196701518749285" calcext:value-type="float">
            <text:p>0,1967015187</text:p>
          </table:table-cell>
          <table:table-cell table:style-name="ce23" table:formula="of:=180/PI()*ACOS(([.$D$6]^2*(SIN(([.A100]-[.$B$8])*PI()/180))^2+[.$D$7]^2*(COS(([.A100]-[.$B$8])*PI()/180))^2)/SQRT([.$D$6]^4*(SIN(([.A100]-[.$B$8])*PI()/180))^2+[.$D$7]^4*(COS(([.A100]-[.$B$8])*PI()/180))^2))" office:value-type="float" office:value="0.271717333374013" calcext:value-type="float">
            <text:p>0,2717173334</text:p>
          </table:table-cell>
          <table:table-cell/>
          <table:table-cell table:formula="of:=[.$F$11]-[.A100]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table:style-name="ce7" table:formula="of:=[.A100]+1" office:value-type="float" office:value="90" calcext:value-type="float">
            <text:p>90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180/PI()*([.B101]*10^(-3)/((((COS(([.A101]-[.$B$8])*PI()/180))^2/([.$D$6]^2)+(SIN(([.A101]-[.$B$8])*PI()/180))^2/([.$D$7]^2))^(-0.5)-1)*2*([.$B$7]*10^(-3)-(2*[.$B$6]*10^(-3))/((((COS(([.A101]-[.$B$8])*PI()/180))^2/([.$D$6]^2)+(SIN(([.A101]-[.$B$8])*PI()/180))^2/([.$D$7]^2))^(-0.5)-1)*2))))" office:value-type="float" office:value="0" calcext:value-type="float">
            <text:p>0</text:p>
          </table:table-cell>
          <table:table-cell table:style-name="ce24" table:formula="of:=180/PI()*ACOS(([.$D$6]^2*(SIN(([.A101]-[.$B$8])*PI()/180))^2+[.$D$7]^2*(COS(([.A101]-[.$B$8])*PI()/180))^2)/SQRT([.$D$6]^4*(SIN(([.A101]-[.$B$8])*PI()/180))^2+[.$D$7]^4*(COS(([.A101]-[.$B$8])*PI()/180))^2))" office:value-type="float" office:value="0.163185333207914" calcext:value-type="float">
            <text:p>0,1631853332</text:p>
          </table:table-cell>
          <table:table-cell/>
          <table:table-cell table:formula="of:=[.$F$11]-[.A101]" office:value-type="float" office:value="-13" calcext:value-type="float">
            <text:p>-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4" calcext:value-type="float">
            <text:p>-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16" calcext:value-type="float">
            <text:p>-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1018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Courbe.$A$1" table:cell-range-address="$Calculs.$A$1:.$D$101" table:range-usable-as="print-range"/>
        </table:named-expressions>
      </table:table>
      <table:table table:name="Feuil1" table:style-name="ta3">
        <office:forms form:automatic-focus="false" form:apply-design-mode="false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9" table:default-cell-style-name="ce1"/>
        <table:table-column table:style-name="co12" table:default-cell-style-name="ce1"/>
        <table:table-column table:style-name="co11" table:number-columns-repeated="1014" table:default-cell-style-name="ce1"/>
        <table:table-row table:style-name="ro1">
          <table:table-cell table:style-name="Default" office:value-type="string" calcext:value-type="string">
            <text:p>À lambda=1064nm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39" office:value-type="string" calcext:value-type="string" table:number-columns-spanned="3" table:number-rows-spanned="1">
            <text:p>Type I</text:p>
          </table:table-cell>
          <table:covered-table-cell table:number-columns-repeated="2" table:style-name="Default"/>
          <table:table-cell table:style-name="Default"/>
          <table:table-cell table:style-name="ce39" office:value-type="string" calcext:value-type="string" table:number-columns-spanned="3" table:number-rows-spanned="1">
            <text:p>Type II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quare inves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nX(lambda) =</text:p>
          </table:table-cell>
          <table:table-cell office:value-type="float" office:value="1.76721264648483" calcext:value-type="float">
            <text:p>1,7672126465</text:p>
          </table:table-cell>
          <table:table-cell table:formula="of:=[.B4]^(-2)" office:value-type="float" office:value="0.320200774810861" calcext:value-type="float">
            <text:p>0,3202007748</text:p>
          </table:table-cell>
          <table:table-cell table:style-name="Default"/>
          <table:table-cell table:style-name="Default" office:value-type="string" calcext:value-type="string">
            <text:p>Theta (rad)</text:p>
          </table:table-cell>
          <table:table-cell table:style-name="Default" table:number-columns-repeated="3"/>
          <table:table-cell table:style-name="Default" office:value-type="string" calcext:value-type="string">
            <text:p>Theta (rad)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nY(lambda) =</text:p>
          </table:table-cell>
          <table:table-cell office:value-type="float" office:value="1.77597234761405" calcext:value-type="float">
            <text:p>1,7759723476</text:p>
          </table:table-cell>
          <table:table-cell table:formula="of:=[.B5]^(-2)" office:value-type="float" office:value="0.31704988586609" calcext:value-type="float">
            <text:p>0,3170498859</text:p>
          </table:table-cell>
          <table:table-cell table:style-name="Default"/>
          <table:table-cell table:formula="of:=ASIN(( ((1/[.B9])^2 - (1/[.B5])^2)/((1/[.B6])^2 - (1/[.B5])^2)   )^(1/2))" office:value-type="float" office:value="0.716777174282411" calcext:value-type="float">
            <text:p>0,7167771743</text:p>
          </table:table-cell>
          <table:table-cell table:style-name="ce40" table:formula="of:=ACOS(SQRT(([.C9]-[.C6])/([.C5]-[.C6])))" office:value-type="float" office:value="0.716777174282409" calcext:value-type="float">
            <text:p>0,7167771743</text:p>
          </table:table-cell>
          <table:table-cell table:style-name="Default" table:number-columns-repeated="2"/>
          <table:table-cell table:style-name="ce40" table:formula="of:=ACOS(SQRT((((2*[.B9]-[.B4])^-2)-[.C6])/([.C5]-[.C6])))" office:value-type="float" office:value="1.32744412811146" calcext:value-type="float">
            <text:p>1,3274441281</text:p>
          </table:table-cell>
          <table:table-cell table:style-name="Default"/>
          <table:table-cell table:style-name="ce38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nZ(lambda) =</text:p>
          </table:table-cell>
          <table:table-cell office:value-type="float" office:value="1.85729014148057" calcext:value-type="float">
            <text:p>1,8572901415</text:p>
          </table:table-cell>
          <table:table-cell table:formula="of:=[.B6]^(-2)" office:value-type="float" office:value="0.289894845226431" calcext:value-type="float">
            <text:p>0,2898948452</text:p>
          </table:table-cell>
          <table:table-cell table:style-name="Default" table:number-columns-repeated="7"/>
          <table:table-cell table:style-name="ce41"/>
          <table:table-cell table:style-name="ce42"/>
          <table:table-cell table:style-name="ce40"/>
          <table:table-cell table:number-columns-repeated="1011"/>
        </table:table-row>
        <table:table-row table:style-name="ro1">
          <table:table-cell table:number-columns-repeated="4"/>
          <table:table-cell table:style-name="Default" office:value-type="string" calcext:value-type="string">
            <text:p>Theta (deg)</text:p>
          </table:table-cell>
          <table:table-cell table:style-name="Default"/>
          <table:table-cell table:style-name="ce41"/>
          <table:table-cell table:style-name="ce42"/>
          <table:table-cell table:style-name="Default" office:value-type="string" calcext:value-type="string">
            <text:p>Theta (deg)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quare inves</text:p>
          </table:table-cell>
          <table:table-cell table:style-name="Default"/>
          <table:table-cell table:formula="of:=[.F5]*180/PI()" office:value-type="float" office:value="41.0683069376951" calcext:value-type="float">
            <text:p>41,0683069377</text:p>
          </table:table-cell>
          <table:table-cell/>
          <table:table-cell table:style-name="ce41"/>
          <table:table-cell table:style-name="ce42"/>
          <table:table-cell table:formula="of:=[.I5]*180/PI()" office:value-type="float" office:value="76.0569460802101" calcext:value-type="float">
            <text:p>76,0569460802</text:p>
          </table:table-cell>
          <table:table-cell/>
          <table:table-cell table:style-name="ce4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nX(lambda/2) =</text:p>
          </table:table-cell>
          <table:table-cell office:value-type="float" office:value="1.80973636384366" calcext:value-type="float">
            <text:p>1,8097363638</text:p>
          </table:table-cell>
          <table:table-cell table:formula="of:=[.B9]^(-2)" office:value-type="float" office:value="0.305329927147761" calcext:value-type="float">
            <text:p>0,3053299271</text:p>
          </table:table-cell>
          <table:table-cell table:style-name="Default"/>
          <table:table-cell table:style-name="ce38"/>
          <table:table-cell office:value-type="string" calcext:value-type="string">
            <text:p>input polarisation horizontal</text:p>
          </table:table-cell>
          <table:table-cell table:style-name="ce41"/>
          <table:table-cell table:style-name="ce40"/>
          <table:table-cell table:style-name="Default"/>
          <table:table-cell office:value-type="string" calcext:value-type="string">
            <text:p>input polarisation 45°</text:p>
          </table:table-cell>
          <table:table-cell table:style-name="ce40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nY(lambda/2) =</text:p>
          </table:table-cell>
          <table:table-cell table:style-name="ce38" office:value-type="float" office:value="1.82266095828117" calcext:value-type="float">
            <text:p>1,8226609583</text:p>
          </table:table-cell>
          <table:table-cell table:formula="of:=[.B10]^(-2)" office:value-type="float" office:value="0.301015055682937" calcext:value-type="float">
            <text:p>0,3010150557</text:p>
          </table:table-cell>
          <table:table-cell table:style-name="Default"/>
          <table:table-cell table:style-name="ce38"/>
          <table:table-cell table:style-name="ce40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nZ(lambda/2) =</text:p>
          </table:table-cell>
          <table:table-cell table:style-name="ce38" office:value-type="float" office:value="1.93090957861086" calcext:value-type="float">
            <text:p>1,9309095786</text:p>
          </table:table-cell>
          <table:table-cell table:formula="of:=[.B11]^(-2)" office:value-type="float" office:value="0.26821071636807" calcext:value-type="float">
            <text:p>0,2682107164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formula="of:=((([.B4]*[.B6]/[.B5])^2-[.B6]^2)/([.B4]^2-[.B6]^2))^(1/2)" office:value-type="float" office:value="0.322442844194949" calcext:value-type="float">
            <text:p>0,322442844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ASIN([.D14])*180/PI()" office:value-type="float" office:value="18.8107222514345" calcext:value-type="float">
            <text:p>18,81072225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4">
        <office:forms form:automatic-focus="false" form:apply-design-mode="false"/>
        <table:shapes>
          <draw:frame draw:z-index="0" draw:style-name="gr2" draw:text-style-name="P2" svg:width="159.99mm" svg:height="89.99mm" svg:x="116.38mm" svg:y="8.64mm">
            <loext:p draw:notify-on-update-of-ranges="Feuille4.B3:Feuille4.B10 Feuille4.D3:Feuille4.D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offset (nW)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ntrée (mW)</text:p>
          </table:table-cell>
          <table:table-cell office:value-type="string" calcext:value-type="string">
            <text:p>Entrée (quadr, uW)</text:p>
          </table:table-cell>
          <table:table-cell office:value-type="string" calcext:value-type="string">
            <text:p>Sortie (uW)</text:p>
          </table:table-cell>
          <table:table-cell office:value-type="string" calcext:value-type="string">
            <text:p>Sortie-offset (uW)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[.A3]*1000)^2" office:value-type="float" office:value="2250000" calcext:value-type="float">
            <text:p>2250000</text:p>
          </table:table-cell>
          <table:table-cell office:value-type="float" office:value="1.7" calcext:value-type="float">
            <text:p>1,7</text:p>
          </table:table-cell>
          <table:table-cell table:formula="of:=[.C3]-[.$G$1]/1000" office:value-type="float" office:value="1.55" calcext:value-type="float">
            <text:p>1,5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[.A4]*1000)^2" office:value-type="float" office:value="1960000" calcext:value-type="float">
            <text:p>1960000</text:p>
          </table:table-cell>
          <table:table-cell office:value-type="float" office:value="1.6" calcext:value-type="float">
            <text:p>1,6</text:p>
          </table:table-cell>
          <table:table-cell table:formula="of:=[.C4]-[.$G$1]/1000" office:value-type="float" office:value="1.45" calcext:value-type="float">
            <text:p>1,4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([.A5]*1000)^2" office:value-type="float" office:value="1440000" calcext:value-type="float">
            <text:p>1440000</text:p>
          </table:table-cell>
          <table:table-cell office:value-type="float" office:value="1.4" calcext:value-type="float">
            <text:p>1,4</text:p>
          </table:table-cell>
          <table:table-cell table:formula="of:=[.C5]-[.$G$1]/1000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6]*1000)^2" office:value-type="float" office:value="1000000" calcext:value-type="float">
            <text:p>1000000</text:p>
          </table:table-cell>
          <table:table-cell office:value-type="float" office:value="1.18" calcext:value-type="float">
            <text:p>1,18</text:p>
          </table:table-cell>
          <table:table-cell table:formula="of:=[.C6]-[.$G$1]/1000"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[.A7]*1000)^2"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table:formula="of:=[.C7]-[.$G$1]/1000"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([.A8]*1000)^2" office:value-type="float" office:value="360000" calcext:value-type="float">
            <text:p>360000</text:p>
          </table:table-cell>
          <table:table-cell office:value-type="float" office:value="0.75" calcext:value-type="float">
            <text:p>0,75</text:p>
          </table:table-cell>
          <table:table-cell table:formula="of:=[.C8]-[.$G$1]/1000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([.A9]*1000)^2" office:value-type="float" office:value="160000" calcext:value-type="float">
            <text:p>160000</text:p>
          </table:table-cell>
          <table:table-cell office:value-type="float" office:value="0.5" calcext:value-type="float">
            <text:p>0,5</text:p>
          </table:table-cell>
          <table:table-cell table:formula="of:=[.C9]-[.$G$1]/1000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[.A10]*1000)^2" office:value-type="float" office:value="40000" calcext:value-type="float">
            <text:p>40000</text:p>
          </table:table-cell>
          <table:table-cell office:value-type="float" office:value="0.35" calcext:value-type="float">
            <text:p>0,35</text:p>
          </table:table-cell>
          <table:table-cell table:formula="of:=[.C10]-[.$G$1]/1000" office:value-type="float" office:value="0.2" calcext:value-type="float">
            <text:p>0,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6:49:21.670107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be" style:display-name="PageStyle_Cour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s" style:display-name="PageStyle_Calcul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Douady</meta:initial-creator>
    <meta:print-date>2001-10-10T16:02:00</meta:print-date>
    <meta:creation-date>2001-04-04T12:41:44</meta:creation-date>
    <dc:date>2016-01-11T17:40:40.897720262</dc:date>
    <meta:generator>LibreOffice/5.0.4.2$Linux_X86_64 LibreOffice_project/00m0$Build-2</meta:generator>
    <meta:editing-duration>PT3H6M44S</meta:editing-duration>
    <meta:editing-cycles>22</meta:editing-cycles>
    <meta:document-statistic meta:table-count="4" meta:cell-count="512" meta:object-count="2"/>
    <meta:user-defined meta:name="AppVersion">12.0000</meta:user-defined>
    <meta:user-defined meta:name="Company">Spectrométr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 draw:fill="none"/>
    </style:style>
    <style:style style:name="ch2" style:family="chart">
      <style:chart-properties style:rotation-angle="0"/>
      <style:graphic-properties draw:stroke="solid" svg:stroke-width="0.009cm" draw:fill="solid" draw:fill-color="#ffffff"/>
      <style:text-properties fo:color="#000000" style:text-position="0% 100%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9.19999980926514pt" style:font-family-asian="Arial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0"/>
      <style:graphic-properties svg:stroke-width="0.071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7" style:family="chart">
      <style:graphic-properties svg:stroke-width="0.009cm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41cm" chart:symbol-height="0.141cm" chart:link-data-style-to-source="true"/>
      <style:graphic-properties draw:stroke="none" svg:stroke-width="0.079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5.202cm" svg:height="15.781cm" xlink:href=".." xlink:type="simple" chart:class="chart:scatter" chart:column-mapping="0 2 1" chart:style-name="ch1">
        <chart:title svg:x="9.749cm" svg:y="0.322cm" chart:style-name="ch2">
          <text:p>Angle de double réfraction</text:p>
        </chart:title>
        <chart:legend svg:x="19.021cm" svg:y="5.7cm" style:legend-expansion="custom" chartooo:width="3.956cm" chartooo:height="1.171cm" style:legend-expansion-aspect-ratio="3.37830913748933" chart:style-name="ch3"/>
        <chart:plot-area chart:style-name="ch4" table:cell-range-address="Calculs.A11:Calculs.A101 Calculs.C10:Calculs.D101" chart:data-source-has-labels="row" svg:x="0.294cm" svg:y="1.839cm" svg:width="24.001cm" svg:height="12.873cm">
          <chartooo:coordinate-region svg:x="1.047cm" svg:y="2.048cm" svg:width="22.936cm" svg:height="12cm"/>
          <chart:axis chart:dimension="x" chart:name="primary-x" chart:style-name="ch5">
            <chart:title svg:x="9.525cm" svg:y="14.874cm" chart:style-name="ch6">
              <text:p>Angle de propagation thêta gonio (°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Calculs.D11:Calculs.D101" chart:label-cell-address="Calculs.D10:Calculs.D10" chart:class="chart:scatter">
            <chart:domain table:cell-range-address="Calculs.A11:Calculs.A101"/>
            <chart:data-point chart:repeated="91"/>
          </chart:series>
          <chart:series chart:style-name="ch9" chart:values-cell-range-address="Calculs.C11:Calculs.C101" chart:label-cell-address="Calculs.C10:Calculs.C10" chart:class="chart:scatter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ho théorique (°)</text:p>
                <draw:g>
                  <svg:desc>Calculs.D10:Calculs.D10</svg:desc>
                </draw:g>
              </table:table-cell>
              <table:table-cell office:value-type="string">
                <text:p>Rho mesuré (°)</text:p>
                <draw:g>
                  <svg:desc>Calculs.C10:Calculs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s.A11:Calculs.A101</svg:desc>
                </draw:g>
              </table:table-cell>
              <table:table-cell office:value-type="float" office:value="0.147187452371958">
                <text:p>0.147187452371958</text:p>
                <draw:g>
                  <svg:desc>Calculs.D11:Calculs.D101</svg:desc>
                </draw:g>
              </table:table-cell>
              <table:table-cell office:value-type="float" office:value="0">
                <text:p>0</text:p>
                <draw:g>
                  <svg:desc>Calculs.C11:Calculs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90795785779466">
                <text:p>0.049079578577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90795785779466">
                <text:p>0.049079578577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47187452371958">
                <text:p>0.14718745237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5141503621102">
                <text:p>0.24514150362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42839275735117">
                <text:p>0.342839275735117</text:p>
              </table:table-cell>
              <table:table-cell office:value-type="float" office:value="0.271600532528278">
                <text:p>0.27160053252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40178450041022">
                <text:p>0.44017845004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7056901509131">
                <text:p>0.537056901509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33372754994054">
                <text:p>0.63337275499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29024442171809">
                <text:p>0.72902444217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23910759329752">
                <text:p>0.82391075932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17930926130923">
                <text:p>0.917930926130923</text:p>
              </table:table-cell>
              <table:table-cell office:value-type="float" office:value="0.934458046323669">
                <text:p>0.934458046323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0109846455202">
                <text:p>1.0109846455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1029721649128">
                <text:p>1.102972164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19379433878943">
                <text:p>1.19379433878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28335269286272">
                <text:p>1.28335269286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37154948991195">
                <text:p>1.3715494899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45828779744519">
                <text:p>1.45828779744519</text:p>
              </table:table-cell>
              <table:table-cell office:value-type="float" office:value="1.51921528517498">
                <text:p>1.51921528517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54347155728845">
                <text:p>1.5434715572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62700565723142">
                <text:p>1.6270056572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70879600482506">
                <text:p>1.7087960048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78874960344864">
                <text:p>1.78874960344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86677463072846">
                <text:p>1.8667746307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94278051939387">
                <text:p>1.94278051939387</text:p>
              </table:table-cell>
              <table:table-cell office:value-type="float" office:value="2.00723409701361">
                <text:p>2.00723409701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0166780406513">
                <text:p>2.0166780406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08837939013346">
                <text:p>2.0883793901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15779827648055">
                <text:p>2.15779827648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22485001259429">
                <text:p>2.22485001259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28945160958459">
                <text:p>2.28945160958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35152187343052">
                <text:p>2.35152187343052</text:p>
              </table:table-cell>
              <table:table-cell office:value-type="float" office:value="2.25421755976737">
                <text:p>2.25421755976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41098150434228">
                <text:p>2.4109815043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46775319880921">
                <text:p>2.46775319880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52176175429383">
                <text:p>2.52176175429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7293417651305">
                <text:p>2.5729341765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62119978922923">
                <text:p>2.62119978922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66649034645285">
                <text:p>2.66649034645285</text:p>
              </table:table-cell>
              <table:table-cell office:value-type="float" office:value="2.61235691772562">
                <text:p>2.61235691772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70874014693091">
                <text:p>2.7087401469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7478861507816">
                <text:p>2.7478861507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78386809809834">
                <text:p>2.783868098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8166286293314">
                <text:p>2.816628629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84611340722324">
                <text:p>2.8461134072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87227124004533">
                <text:p>2.87227124004533</text:p>
              </table:table-cell>
              <table:table-cell office:value-type="float" office:value="2.73656108335823">
                <text:p>2.73656108335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8950542058593">
                <text:p>2.895054205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91441777749404">
                <text:p>2.91441777749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93032094790274">
                <text:p>2.9303209479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94272635552798">
                <text:p>2.9427263555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95160040928368">
                <text:p>2.9516004092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95691341272246">
                <text:p>2.95691341272246</text:p>
              </table:table-cell>
              <table:table-cell office:value-type="float" office:value="2.88943181172698">
                <text:p>2.88943181172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95863968693226">
                <text:p>2.9586396869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95675769167579">
                <text:p>2.95675769167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95125014426184">
                <text:p>2.95125014426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94210413559823">
                <text:p>2.94210413559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92931124287043">
                <text:p>2.9293112428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91286763824282">
                <text:p>2.91286763824282</text:p>
              </table:table-cell>
              <table:table-cell office:value-type="float" office:value="2.8593153255783">
                <text:p>2.85931532557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89277419297607">
                <text:p>2.89277419297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86903657632514">
                <text:p>2.8690365763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841665348568">
                <text:p>2.841665348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81067604749909">
                <text:p>2.81067604749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77608926771946">
                <text:p>2.7760892677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73793073203778">
                <text:p>2.73793073203778</text:p>
              </table:table-cell>
              <table:table-cell office:value-type="float" office:value="2.59708917102664">
                <text:p>2.59708917102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6962313543048">
                <text:p>2.696231354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65102729300036">
                <text:p>2.6510272930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60235999490355">
                <text:p>2.60235999490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55027622818795">
                <text:p>2.55027622818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49482810430146">
                <text:p>2.49482810430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43607308801753">
                <text:p>2.43607308801753</text:p>
              </table:table-cell>
              <table:table-cell office:value-type="float" office:value="2.39516929797307">
                <text:p>2.39516929797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7407399507352">
                <text:p>2.37407399507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30889897684364">
                <text:p>2.3088989768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24062149154656">
                <text:p>2.24062149154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16932026152414">
                <text:p>2.1693202615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09507921619299">
                <text:p>2.09507921619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01798742032195">
                <text:p>2.01798742032195</text:p>
              </table:table-cell>
              <table:table-cell office:value-type="float" office:value="2.07473862196956">
                <text:p>2.07473862196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93813898735761">
                <text:p>1.93813898735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85563297759832">
                <text:p>1.8556329775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77057328107652">
                <text:p>1.7705732810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06848510809">
                <text:p>1.68306848510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9323172653914">
                <text:p>1.5932317265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50118052881126">
                <text:p>1.50118052881126</text:p>
              </table:table-cell>
              <table:table-cell office:value-type="float" office:value="1.57493020610393">
                <text:p>1.57493020610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40703662406118">
                <text:p>1.40703662406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1092576055239">
                <text:p>1.31092576055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1297749584244">
                <text:p>1.2129774958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11332497616488">
                <text:p>1.11332497616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01210470261805">
                <text:p>1.0121047026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09456284817369">
                <text:p>0.909456284817369</text:p>
              </table:table-cell>
              <table:table-cell office:value-type="float" office:value="0.949528141419505">
                <text:p>0.949528141419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805522182781772">
                <text:p>0.80552218278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700447437887326">
                <text:p>0.700447437887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94379393805587">
                <text:p>0.594379393805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87467408426001">
                <text:p>0.487467408426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79862557826032">
                <text:p>0.37986255782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71717333374013">
                <text:p>0.271717333374013</text:p>
              </table:table-cell>
              <table:table-cell office:value-type="float" office:value="0.196701518749285">
                <text:p>0.196701518749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63185333207914">
                <text:p>0.1631853332079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3cm" svg:y="4.192cm" style:legend-expansion="high" chart:style-name="ch2"/>
        <chart:plot-area chart:style-name="ch3" table:cell-range-address="Feuille4.B3:Feuille4.B10 Feuille4.D3:Feuille4.D10" svg:x="0.32cm" svg:y="0.18cm" svg:width="12.273cm" svg:height="8.64cm">
          <chartooo:coordinate-region svg:x="1.073cm" svg:y="0.388cm" svg:width="10.795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D3:Feuille4.D10" chart:class="chart:scatter">
            <chart:domain table:cell-range-address="Feuille4.B3:Feuille4.B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0000">
                <text:p>2250000</text:p>
                <draw:g>
                  <svg:desc>Feuille4.B3:Feuille4.B10</svg:desc>
                </draw:g>
              </table:table-cell>
              <table:table-cell office:value-type="float" office:value="1.55">
                <text:p>1.55</text:p>
                <draw:g>
                  <svg:desc>Feuille4.D3:Feuille4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0000">
                <text:p>1960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000">
                <text:p>1440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00">
                <text:p>64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00">
                <text:p>360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